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 svg:font-family="a"/>
    <style:font-face style:name="inherit" svg:font-family="inherit"/>
    <style:font-face style:name="monospace" svg:font-family="monospace, Courier"/>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4563in" table:align="left"/>
    </style:style>
    <style:style style:name="Table1.A" style:family="table-column">
      <style:table-column-properties style:column-width="0.7757in"/>
    </style:style>
    <style:style style:name="Table1.B" style:family="table-column">
      <style:table-column-properties style:column-width="3.9479in"/>
    </style:style>
    <style:style style:name="Table1.C" style:family="table-column">
      <style:table-column-properties style:column-width="0.7326in"/>
    </style:style>
    <style:style style:name="Table1.A1" style:family="table-cell">
      <style:table-cell-properties style:vertical-align="middle" style:border-line-width-left="0in 0.0014in 0.0007in" style:border-line-width-top="0in 0.0014in 0.0007in" style:border-line-width-bottom="0in 0.0014in 0.0007in" fo:padding="0.0194in" fo:border-left="0.05pt double #808080" fo:border-right="none" fo:border-top="0.05pt double #808080" fo:border-bottom="0.05pt double #808080"/>
    </style:style>
    <style:style style:name="Table1.C1" style:family="table-cell">
      <style:table-cell-properties style:vertical-align="middle" style:border-line-width="0in 0.0014in 0.0007in" fo:padding="0.0194in" fo:border="0.05pt double #808080"/>
    </style:style>
    <style:style style:name="Table1.A2"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1.C2" style:family="table-cell">
      <style:table-cell-properties style:vertical-align="middle" style:border-line-width-left="0in 0.0014in 0.0007in" style:border-line-width-right="0in 0.0014in 0.0007in" style:border-line-width-bottom="0in 0.0014in 0.0007in" fo:padding="0.0194in" fo:border-left="0.05pt double #808080" fo:border-right="0.05pt double #808080" fo:border-top="none" fo:border-bottom="0.05pt double #808080"/>
    </style:style>
    <style:style style:name="Table2" style:family="table">
      <style:table-properties style:width="3.466in" table:align="left"/>
    </style:style>
    <style:style style:name="Table2.A" style:family="table-column">
      <style:table-column-properties style:column-width="1.0257in"/>
    </style:style>
    <style:style style:name="Table2.B" style:family="table-column">
      <style:table-column-properties style:column-width="1.2868in"/>
    </style:style>
    <style:style style:name="Table2.C" style:family="table-column">
      <style:table-column-properties style:column-width="1.1535in"/>
    </style:style>
    <style:style style:name="Table2.A1" style:family="table-cell">
      <style:table-cell-properties style:vertical-align="middle" style:border-line-width-left="0in 0.0014in 0.0007in" style:border-line-width-top="0in 0.0014in 0.0007in" style:border-line-width-bottom="0in 0.0014in 0.0007in" fo:padding="0.0194in" fo:border-left="0.05pt double #808080" fo:border-right="none" fo:border-top="0.05pt double #808080" fo:border-bottom="0.05pt double #808080"/>
    </style:style>
    <style:style style:name="Table2.C1" style:family="table-cell">
      <style:table-cell-properties style:vertical-align="middle" style:border-line-width="0in 0.0014in 0.0007in" fo:padding="0.0194in" fo:border="0.05pt double #808080"/>
    </style:style>
    <style:style style:name="Table2.A2"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2.C2" style:family="table-cell">
      <style:table-cell-properties style:vertical-align="middle" style:border-line-width-left="0in 0.0014in 0.0007in" style:border-line-width-right="0in 0.0014in 0.0007in" style:border-line-width-bottom="0in 0.0014in 0.0007in" fo:padding="0.0194in" fo:border-left="0.05pt double #808080" fo:border-right="0.05pt double #808080" fo:border-top="none" fo:border-bottom="0.05pt double #808080"/>
    </style:style>
    <style:style style:name="P1" style:family="paragraph" style:parent-style-name="Standard">
      <style:text-properties officeooo:rsid="00057fba" officeooo:paragraph-rsid="00057fba"/>
    </style:style>
    <style:style style:name="P2" style:family="paragraph" style:parent-style-name="Text_20_body">
      <style:text-properties officeooo:rsid="00057fba"/>
    </style:style>
    <style:style style:name="P3" style:family="paragraph" style:parent-style-name="Text_20_body">
      <style:text-properties officeooo:rsid="00057fba" officeooo:paragraph-rsid="00057fba"/>
    </style:style>
    <style:style style:name="P4" style:family="paragraph" style:parent-style-name="Text_20_body">
      <style:paragraph-properties fo:margin-left="0in" fo:margin-right="0in" fo:orphans="2" fo:widows="2" fo:text-indent="0in" style:auto-text-indent="false"/>
    </style:style>
    <style:style style:name="P5" style:family="paragraph" style:parent-style-name="Text_20_body">
      <style:paragraph-properties fo:margin-left="0in" fo:margin-right="0in" fo:orphans="2" fo:widows="2" fo:text-indent="0in" style:auto-text-indent="false"/>
      <style:text-properties fo:font-variant="normal" fo:text-transform="none" fo:color="#000000" style:font-name="sans-serif" fo:font-size="9pt" fo:letter-spacing="normal" fo:font-style="normal" fo:font-weight="normal"/>
    </style:style>
    <style:style style:name="P6" style:family="paragraph" style:parent-style-name="Text_20_body">
      <style:paragraph-properties fo:margin-left="0in" fo:margin-right="0in" fo:orphans="2" fo:widows="2" fo:text-indent="0in" style:auto-text-indent="false"/>
      <style:text-properties officeooo:rsid="0008e1c8" officeooo:paragraph-rsid="0008e1c8"/>
    </style:style>
    <style:style style:name="P7" style:family="paragraph" style:parent-style-name="Text_20_body" style:list-style-name="L6">
      <style:paragraph-properties fo:margin-left="0in" fo:margin-right="0in" fo:margin-top="0in" fo:margin-bottom="0in" loext:contextual-spacing="false" fo:orphans="2" fo:widows="2" fo:text-indent="0in" style:auto-text-indent="false" fo:padding="0in" fo:border="none"/>
    </style:style>
    <style:style style:name="P8" style:family="paragraph" style:parent-style-name="Text_20_body" style:list-style-name="L10">
      <style:paragraph-properties fo:margin-left="0in" fo:margin-right="0in" fo:margin-top="0in" fo:margin-bottom="0in" loext:contextual-spacing="false" fo:orphans="2" fo:widows="2" fo:text-indent="0in" style:auto-text-indent="false" fo:padding="0in" fo:border="none"/>
    </style:style>
    <style:style style:name="P9" style:family="paragraph" style:parent-style-name="Text_20_body" style:list-style-name="L7">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sans-serif" fo:font-size="9pt" fo:letter-spacing="normal" fo:font-style="normal" fo:font-weight="normal"/>
    </style:style>
    <style:style style:name="P10" style:family="paragraph" style:parent-style-name="Text_20_body" style:list-style-name="L8">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sans-serif" fo:font-size="9pt" fo:letter-spacing="normal" fo:font-style="normal" fo:font-weight="normal"/>
    </style:style>
    <style:style style:name="P11" style:family="paragraph" style:parent-style-name="Text_20_body" style:list-style-name="L9">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sans-serif" fo:font-size="9pt" fo:letter-spacing="normal" fo:font-style="normal" fo:font-weight="normal"/>
    </style:style>
    <style:style style:name="P12" style:family="paragraph" style:parent-style-name="Text_20_body">
      <style:paragraph-properties fo:margin-left="0in" fo:margin-right="0in" fo:margin-top="0in" fo:margin-bottom="0.2083in" loext:contextual-spacing="false" fo:text-indent="0in" style:auto-text-indent="false"/>
    </style:style>
    <style:style style:name="P13" style:family="paragraph" style:parent-style-name="Text_20_body" style:list-style-name="L6">
      <style:paragraph-properties fo:margin-top="0in" fo:margin-bottom="0in" loext:contextual-spacing="false" fo:orphans="2" fo:widows="2" fo:padding="0in" fo:border="none"/>
    </style:style>
    <style:style style:name="P14" style:family="paragraph" style:parent-style-name="Text_20_body" style:list-style-name="L7">
      <style:paragraph-properties fo:margin-top="0in" fo:margin-bottom="0in" loext:contextual-spacing="false" fo:orphans="2" fo:widows="2" fo:padding="0in" fo:border="none"/>
      <style:text-properties fo:font-variant="normal" fo:text-transform="none" fo:color="#000000" style:font-name="sans-serif" fo:font-size="9pt" fo:letter-spacing="normal" fo:font-style="normal" fo:font-weight="normal"/>
    </style:style>
    <style:style style:name="P15" style:family="paragraph" style:parent-style-name="Text_20_body" style:list-style-name="L8">
      <style:paragraph-properties fo:margin-top="0in" fo:margin-bottom="0in" loext:contextual-spacing="false" fo:orphans="2" fo:widows="2" fo:padding="0in" fo:border="none"/>
      <style:text-properties fo:font-variant="normal" fo:text-transform="none" fo:color="#000000" style:font-name="sans-serif" fo:font-size="9pt" fo:letter-spacing="normal" fo:font-style="normal" fo:font-weight="normal"/>
    </style:style>
    <style:style style:name="P16" style:family="paragraph" style:parent-style-name="Text_20_body" style:list-style-name="L9">
      <style:paragraph-properties fo:margin-top="0in" fo:margin-bottom="0in" loext:contextual-spacing="false" fo:orphans="2" fo:widows="2" fo:padding="0in" fo:border="none"/>
      <style:text-properties fo:font-variant="normal" fo:text-transform="none" fo:color="#000000" style:font-name="sans-serif" fo:font-size="9pt" fo:letter-spacing="normal" fo:font-style="normal" fo:font-weight="normal"/>
    </style:style>
    <style:style style:name="P17" style:family="paragraph" style:parent-style-name="Text_20_body" style:list-style-name="L10">
      <style:paragraph-properties fo:margin-top="0in" fo:margin-bottom="0in" loext:contextual-spacing="false" fo:orphans="2" fo:widows="2" fo:padding="0in" fo:border="none"/>
      <style:text-properties fo:font-variant="normal" fo:text-transform="none" fo:color="#000000" style:font-name="sans-serif" fo:font-size="9pt" fo:letter-spacing="normal" fo:font-style="normal" fo:font-weight="normal"/>
    </style:style>
    <style:style style:name="P18" style:family="paragraph" style:parent-style-name="Heading_20_1">
      <style:paragraph-properties fo:line-height="130%"/>
      <style:text-properties fo:color="#ffffff"/>
    </style:style>
    <style:style style:name="P19" style:family="paragraph" style:parent-style-name="Heading_20_2">
      <style:text-properties fo:font-variant="normal" fo:text-transform="none" fo:color="#000000" style:font-name="sans-serif" fo:font-size="14.25pt" fo:letter-spacing="normal" fo:font-style="normal" fo:font-weight="normal" officeooo:rsid="00057fba" officeooo:paragraph-rsid="00057fba"/>
    </style:style>
    <style:style style:name="P20" style:family="paragraph" style:parent-style-name="Heading_20_2">
      <style:paragraph-properties fo:margin-left="0in" fo:margin-right="0in" fo:margin-top="0in" fo:margin-bottom="0in" loext:contextual-spacing="false" fo:orphans="2" fo:widows="2" fo:text-indent="0in" style:auto-text-indent="false" fo:padding-left="0in" fo:padding-right="0in" fo:padding-top="0in" fo:padding-bottom="0.0193in" fo:border-left="none" fo:border-right="none" fo:border-top="none" fo:border-bottom="0.06pt solid #aaaaaa"/>
      <style:text-properties fo:font-variant="normal" fo:text-transform="none" fo:color="#000000" style:font-name="sans-serif" fo:font-size="14.25pt" fo:letter-spacing="normal" fo:font-style="normal" fo:font-weight="normal"/>
    </style:style>
    <style:style style:name="P21" style:family="paragraph" style:parent-style-name="Heading_20_2">
      <style:paragraph-properties fo:margin-left="0in" fo:margin-right="0in" fo:margin-top="0in" fo:margin-bottom="0in" loext:contextual-spacing="false" fo:orphans="2" fo:widows="2" fo:text-indent="0in" style:auto-text-indent="false" fo:padding-left="0in" fo:padding-right="0in" fo:padding-top="0in" fo:padding-bottom="0.0193in" fo:border-left="none" fo:border-right="none" fo:border-top="none" fo:border-bottom="0.06pt solid #aaaaaa"/>
    </style:style>
    <style:style style:name="P22" style:family="paragraph" style:parent-style-name="Heading_20_2">
      <style:paragraph-properties fo:margin-left="0in" fo:margin-right="0in" fo:margin-top="0.2083in" fo:margin-bottom="0.2083in" loext:contextual-spacing="false" fo:text-indent="0in" style:auto-text-indent="false"/>
    </style:style>
    <style:style style:name="P23" style:family="paragraph" style:parent-style-name="Heading_20_2">
      <style:paragraph-properties fo:margin-left="0in" fo:margin-right="0in" fo:margin-top="0.2083in" fo:margin-bottom="0.2083in" loext:contextual-spacing="false" fo:text-indent="0in" style:auto-text-indent="false"/>
      <style:text-properties style:font-name-asian="inherit" style:font-size-asian="18pt" style:font-weight-asian="normal"/>
    </style:style>
    <style:style style:name="P24" style:family="paragraph" style:parent-style-name="Heading_20_2">
      <style:paragraph-properties fo:margin-left="0in" fo:margin-right="0in" fo:margin-top="0.2083in" fo:margin-bottom="0.2083in" loext:contextual-spacing="false" fo:text-indent="0in" style:auto-text-indent="false"/>
      <style:text-properties style:font-name="inherit" fo:font-size="18pt" fo:font-weight="normal"/>
    </style:style>
    <style:style style:name="P25" style:family="paragraph" style:parent-style-name="Preformatted_20_Text">
      <style:paragraph-properties fo:margin-left="0in" fo:margin-right="0in" fo:orphans="2" fo:widows="2" fo:text-indent="0in" style:auto-text-indent="false" fo:padding="0.0193in" fo:border="0.06pt dashed #2f6fab"/>
      <style:text-properties fo:font-variant="normal" fo:text-transform="none" fo:color="#000000" style:font-name="monospace" fo:font-size="9pt" fo:letter-spacing="normal" fo:font-style="normal" fo:font-weight="normal"/>
    </style:style>
    <style:style style:name="P26" style:family="paragraph" style:parent-style-name="Preformatted_20_Text">
      <style:paragraph-properties fo:margin-left="0in" fo:margin-right="0in" fo:margin-top="0in" fo:margin-bottom="0.1965in" loext:contextual-spacing="false" fo:orphans="2" fo:widows="2" fo:text-indent="0in" style:auto-text-indent="false" fo:padding="0.0193in" fo:border="0.06pt dashed #2f6fab"/>
      <style:text-properties fo:font-variant="normal" fo:text-transform="none" fo:color="#000000" style:font-name="monospace" fo:font-size="9pt" fo:letter-spacing="normal" fo:font-style="normal" fo:font-weight="normal"/>
    </style:style>
    <style:style style:name="P27" style:family="paragraph" style:parent-style-name="Preformatted_20_Text">
      <style:paragraph-properties fo:margin-top="0in" fo:margin-bottom="0.1965in" loext:contextual-spacing="false" fo:orphans="2" fo:widows="2" fo:padding="0.0193in" fo:border="0.06pt dashed #2f6fab"/>
      <style:text-properties fo:font-variant="normal" fo:text-transform="none" fo:color="#000000" fo:letter-spacing="normal"/>
    </style:style>
    <style:style style:name="P28" style:family="paragraph" style:parent-style-name="Preformatted_20_Text">
      <style:paragraph-properties fo:margin-top="0in" fo:margin-bottom="0.1965in" loext:contextual-spacing="false" fo:orphans="2" fo:widows="2" fo:padding="0.0193in" fo:border="0.06pt dashed #2f6fab"/>
      <style:text-properties fo:font-variant="normal" fo:text-transform="none" fo:color="#000000" style:font-name="monospace" fo:font-size="9pt" fo:letter-spacing="normal" fo:font-style="normal" fo:font-weight="normal"/>
    </style:style>
    <style:style style:name="P29" style:family="paragraph" style:parent-style-name="Preformatted_20_Text">
      <style:paragraph-properties fo:margin-top="0in" fo:margin-bottom="0.1965in" loext:contextual-spacing="false" fo:orphans="2" fo:widows="2" fo:padding="0.0193in" fo:border="0.06pt dashed #2f6fab"/>
    </style:style>
    <style:style style:name="P30" style:family="paragraph" style:parent-style-name="Preformatted_20_Text">
      <style:paragraph-properties fo:orphans="2" fo:widows="2" fo:padding="0.0193in" fo:border="0.06pt dashed #2f6fab"/>
    </style:style>
    <style:style style:name="P31" style:family="paragraph" style:parent-style-name="Preformatted_20_Text">
      <style:paragraph-properties fo:orphans="2" fo:widows="2" fo:padding="0.0193in" fo:border="0.06pt dashed #2f6fab"/>
      <style:text-properties fo:font-variant="normal" fo:text-transform="none" fo:color="#000000" fo:letter-spacing="normal"/>
    </style:style>
    <style:style style:name="P32" style:family="paragraph" style:parent-style-name="Preformatted_20_Text">
      <style:paragraph-properties fo:orphans="2" fo:widows="2" fo:padding="0.0193in" fo:border="0.06pt dashed #2f6fab"/>
      <style:text-properties fo:font-variant="normal" fo:text-transform="none" fo:color="#000000" style:font-name="monospace" fo:font-size="9pt" fo:letter-spacing="normal" fo:font-style="normal" fo:font-weight="normal"/>
    </style:style>
    <style:style style:name="P33" style:family="paragraph" style:parent-style-name="Heading_20_3">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sans-serif" fo:font-size="12pt" fo:letter-spacing="normal" fo:font-style="normal" fo:font-weight="bold"/>
    </style:style>
    <style:style style:name="P34" style:family="paragraph" style:parent-style-name="Heading_20_3">
      <style:paragraph-properties fo:margin-left="0in" fo:margin-right="0in" fo:margin-top="0in" fo:margin-bottom="0in" loext:contextual-spacing="false" fo:orphans="2" fo:widows="2" fo:text-indent="0in" style:auto-text-indent="false" fo:padding="0in" fo:border="none"/>
    </style:style>
    <style:style style:name="P35" style:family="paragraph" style:parent-style-name="Heading_20_4">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sans-serif" fo:font-size="10.5pt" fo:letter-spacing="normal" fo:font-style="normal" fo:font-weight="bold"/>
    </style:style>
    <style:style style:name="P36" style:family="paragraph" style:parent-style-name="Heading_20_4">
      <style:paragraph-properties fo:margin-left="0in" fo:margin-right="0in" fo:margin-top="0in" fo:margin-bottom="0in" loext:contextual-spacing="false" fo:orphans="2" fo:widows="2" fo:text-indent="0in" style:auto-text-indent="false" fo:padding="0in" fo:border="none"/>
    </style:style>
    <style:style style:name="T1" style:family="text">
      <style:text-properties fo:font-weight="bold"/>
    </style:style>
    <style:style style:name="T2" style:family="text">
      <style:text-properties style:font-name="monospace" fo:font-size="9pt" fo:font-style="normal" fo:font-weight="normal"/>
    </style:style>
    <style:style style:name="T3" style:family="text">
      <style:text-properties fo:font-variant="normal" fo:text-transform="none" fo:color="#000000" style:font-name="sans-serif" fo:font-size="14pt" fo:letter-spacing="normal" fo:font-style="normal" fo:font-weight="bold"/>
    </style:style>
    <style:style style:name="T4" style:family="text">
      <style:text-properties fo:font-variant="normal" fo:text-transform="none" fo:color="#000000" style:font-name="sans-serif" fo:font-size="9pt" fo:letter-spacing="normal" fo:font-style="normal" fo:font-weight="normal"/>
    </style:style>
    <style:style style:name="T5" style:family="text">
      <style:text-properties fo:font-variant="normal" fo:text-transform="none" fo:color="#000000" style:font-name="sans-serif" fo:font-size="9pt" fo:letter-spacing="normal" fo:font-style="normal" fo:font-weight="bold"/>
    </style:style>
    <style:style style:name="T6" style:family="text">
      <style:text-properties fo:font-variant="normal" fo:text-transform="none" fo:color="#000000" style:font-name="sans-serif" fo:font-size="9pt" fo:letter-spacing="normal" fo:font-style="italic" fo:font-weight="normal"/>
    </style:style>
    <style:style style:name="T7" style:family="text">
      <style:text-properties fo:font-variant="normal" fo:text-transform="none" fo:color="#000000" style:font-name="sans-serif" fo:font-size="14.25pt" fo:letter-spacing="normal" fo:font-style="normal" fo:font-weight="normal"/>
    </style:style>
    <style:style style:name="T8" style:family="text">
      <style:text-properties fo:font-variant="normal" fo:text-transform="none" fo:color="#000000" style:font-name="sans-serif" fo:font-size="12pt" fo:letter-spacing="normal" fo:font-style="normal" fo:font-weight="bold"/>
    </style:style>
    <style:style style:name="T9" style:family="text">
      <style:text-properties fo:font-variant="normal" fo:text-transform="none" fo:color="#000000" style:font-name="sans-serif" fo:font-size="10.5pt" fo:letter-spacing="normal" fo:font-style="normal" fo:font-weight="bold"/>
    </style:style>
    <style:style style:name="T10" style:family="text">
      <style:text-properties fo:font-variant="normal" fo:text-transform="none" fo:color="#000000" style:font-name="monospace" fo:font-size="14pt" fo:letter-spacing="normal" fo:font-style="normal" fo:font-weight="bold"/>
    </style:style>
    <style:style style:name="T11" style:family="text">
      <style:text-properties fo:font-variant="normal" fo:text-transform="none" fo:color="#000000" style:font-name="monospace" fo:font-size="9pt" fo:letter-spacing="normal" fo:font-style="normal" fo:font-weight="normal"/>
    </style:style>
    <style:style style:name="T12" style:family="text">
      <style:text-properties fo:font-variant="normal" fo:text-transform="none" fo:color="#000000" style:font-name="monospace" fo:font-size="14.25pt" fo:letter-spacing="normal" fo:font-style="normal" fo:font-weight="normal"/>
    </style:style>
    <style:style style:name="T13" style:family="text">
      <style:text-properties fo:font-variant="normal" fo:text-transform="none" fo:color="#000000" style:font-name="monospace" fo:font-size="12pt" fo:letter-spacing="normal" fo:font-style="normal" fo:font-weight="bold"/>
    </style:style>
    <style:style style:name="T14" style:family="text">
      <style:text-properties fo:font-variant="normal" fo:text-transform="none" fo:color="#000000" style:font-name="monospace" fo:font-size="10.5pt" fo:letter-spacing="normal" fo:font-style="normal" fo:font-weight="bold"/>
    </style:style>
    <style:style style:name="T15" style:family="text">
      <style:text-properties fo:font-variant="normal" fo:text-transform="none" fo:color="#3366bb" style:text-line-through-style="none" style:text-line-through-type="none" style:font-name="sans-serif" fo:font-size="9pt" fo:letter-spacing="normal" fo:font-style="normal" style:text-underline-style="none" fo:font-weight="normal" style:text-blinking="false" fo:background-color="transparent" loext:char-shading-value="0" loext:padding="0in" loext:border="none"/>
    </style:style>
    <style:style style:name="T16" style:family="text">
      <style:text-properties fo:font-variant="normal" fo:text-transform="none" fo:color="#225599" style:text-line-through-style="none" style:text-line-through-type="none" style:font-name="a" fo:font-style="normal" style:text-underline-style="none" fo:font-weight="normal" style:text-blinking="false" fo:background-color="transparent" loext:char-shading-value="0" loext:padding-left="0in" loext:padding-right="0in" loext:padding-top="0in" loext:padding-bottom="0.0193in" loext:border-left="none" loext:border-right="none" loext:border-top="none" loext:border-bottom="0.06pt solid #000000"/>
    </style:style>
    <style:style style:name="T17" style:family="text">
      <style:text-properties style:text-line-through-style="none" style:text-line-through-type="none" style:text-underline-style="none" style:text-blinking="false"/>
    </style:style>
    <style:style style:name="T18" style:family="text">
      <style:text-properties fo:font-style="italic"/>
    </style:style>
    <style:style style:name="T19" style:family="text">
      <style:text-properties style:font-weight-asian="bold"/>
    </style:style>
    <style:style style:name="T20" style:family="text">
      <style:text-properties style:font-name="inherit" fo:font-size="18pt" fo:font-weight="bold"/>
    </style:style>
    <style:style style:name="T21" style:family="text">
      <style:text-properties style:font-name="inherit" fo:font-size="18pt" fo:font-weight="normal"/>
    </style:style>
    <style:style style:name="T22" style:family="text">
      <style:text-properties style:font-name-asian="inherit" style:font-size-asian="18pt" style:font-weight-asian="bold"/>
    </style:style>
    <style:style style:name="T23" style:family="text">
      <style:text-properties style:font-name-asian="inherit" style:font-size-asian="18pt" style:font-weight-asian="normal"/>
    </style:style>
    <style:style style:name="T24" style:family="text">
      <style:text-properties fo:color="#ffffff" style:text-line-through-style="none" style:text-line-through-type="none" style:text-underline-style="none" style:text-blinking="false"/>
    </style:style>
    <style:style style:name="T25" style:family="text">
      <style:text-properties fo:color="#225599" style:text-line-through-style="none" style:text-line-through-type="none" style:text-underline-style="none" style:text-blinking="false" loext:padding-left="0in" loext:padding-right="0in" loext:padding-top="0in" loext:padding-bottom="0.0193in" loext:border-left="none" loext:border-right="none" loext:border-top="none" loext:border-bottom="0.06pt solid #000000"/>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Linux kernel profiling with </text:span><text:span text:style-name="Teletype"><text:span text:style-name="T10">perf</text:span></text:span></text:p>
      <text:p text:style-name="P2"/>
      <text:p text:style-name="P1"><text:a xlink:type="simple" xlink:href="https://perf.wiki.kernel.org/index.php/Tutorial" text:style-name="Internet_20_link" text:visited-style-name="Visited_20_Internet_20_Link">https://perf.wiki.kernel.org/index.php/Tutorial</text:a></text:p>
      <text:p text:style-name="P1"/>
      <text:h text:style-name="P19" text:outline-level="2"><text:bookmark text:name="Introduction"/>Introduction</text:h>
      <text:p text:style-name="P4"><text:span text:style-name="T4">Perf is a profiler tool for Linux 2.6+ based systems that abstracts away CPU hardware differences in Linux performance measurements and presents a simple commandline interface. Perf is based on the </text:span><text:span text:style-name="Teletype"><text:span text:style-name="T11">perf_events</text:span></text:span><text:span text:style-name="T4"> interface exported by recent versions of the Linux kernel. This article demonstrates the </text:span><text:span text:style-name="Teletype"><text:span text:style-name="T11">perf</text:span></text:span><text:span text:style-name="T4"> tool through example runs. Output was obtained on a Ubuntu 11.04 system with kernel 2.6.38-8-generic results running on an HP 6710b with dual-core Intel Core2 T7100 CPU). For readability, some output is abbreviated using ellipsis (</text:span><text:span text:style-name="Teletype"><text:span text:style-name="T11">[...]</text:span></text:span><text:span text:style-name="T4">).</text:span></text:p>
      <text:p text:style-name="P6"><text:span text:style-name="T4"/></text:p>
      <text:h text:style-name="P33" text:outline-level="3"><text:bookmark text:name="Commands"/>Commands</text:h>
      <text:p text:style-name="P4"><text:span text:style-name="T4">The perf tool offers a rich set of commands to collect and analyze performance and trace data. The command line usage is reminiscent of </text:span><text:span text:style-name="Teletype"><text:span text:style-name="T11">git</text:span></text:span><text:span text:style-name="T4"> in that there is a generic tool, </text:span><text:span text:style-name="Teletype"><text:span text:style-name="T11">perf</text:span></text:span><text:span text:style-name="T4">, which implements a set of commands: </text:span><text:span text:style-name="Teletype"><text:span text:style-name="T11">stat</text:span></text:span><text:span text:style-name="T4">, </text:span><text:span text:style-name="Teletype"><text:span text:style-name="T11">record</text:span></text:span><text:span text:style-name="T4">, </text:span><text:span text:style-name="Teletype"><text:span text:style-name="T11">report</text:span></text:span><text:span text:style-name="T4">, [...]</text:span></text:p>
      <text:p text:style-name="P5">The list of supported commands:</text:p>
      <text:p text:style-name="P25">perf</text:p>
      <text:p text:style-name="P30"/>
      <text:p text:style-name="P31"><text:s/><text:span text:style-name="T2">usage: perf [--version] [--help] COMMAND [ARGS]</text:span></text:p>
      <text:p text:style-name="P30"/>
      <text:p text:style-name="P31"><text:s/><text:span text:style-name="T2">The most commonly used perf commands are:</text:span></text:p>
      <text:p text:style-name="P31"><text:s text:c="2"/><text:span text:style-name="T2">annotate <text:s text:c="7"/>Read perf.data (created by perf record) and display annotated code</text:span></text:p>
      <text:p text:style-name="P31"><text:s text:c="2"/><text:span text:style-name="T2">archive <text:s text:c="8"/>Create archive with object files with build-ids found in perf.data file</text:span></text:p>
      <text:p text:style-name="P31"><text:s text:c="2"/><text:span text:style-name="T2">bench <text:s text:c="10"/>General framework for benchmark suites</text:span></text:p>
      <text:p text:style-name="P31"><text:s text:c="2"/><text:span text:style-name="T2">buildid-cache <text:s text:c="2"/>Manage &lt;tt&gt;build-id&lt;/tt&gt; cache.</text:span></text:p>
      <text:p text:style-name="P31"><text:s text:c="2"/><text:span text:style-name="T2">buildid-list <text:s text:c="3"/>List the buildids in a perf.data file</text:span></text:p>
      <text:p text:style-name="P31"><text:s text:c="2"/><text:span text:style-name="T2">diff <text:s text:c="11"/>Read two perf.data files and display the differential profile</text:span></text:p>
      <text:p text:style-name="P31"><text:s text:c="2"/><text:span text:style-name="T2">inject <text:s text:c="9"/>Filter to augment the events stream with additional information</text:span></text:p>
      <text:p text:style-name="P31"><text:s text:c="2"/><text:span text:style-name="T2">kmem <text:s text:c="11"/>Tool to trace/measure kernel memory(slab) properties</text:span></text:p>
      <text:p text:style-name="P31"><text:s text:c="2"/><text:span text:style-name="T2">kvm <text:s text:c="12"/>Tool to trace/measure kvm guest os</text:span></text:p>
      <text:p text:style-name="P31"><text:s text:c="2"/><text:span text:style-name="T2">list <text:s text:c="11"/>List all symbolic event types</text:span></text:p>
      <text:p text:style-name="P31"><text:s text:c="2"/><text:span text:style-name="T2">lock <text:s text:c="11"/>Analyze lock events</text:span></text:p>
      <text:p text:style-name="P31"><text:s text:c="2"/><text:span text:style-name="T2">probe <text:s text:c="10"/>Define new dynamic tracepoints</text:span></text:p>
      <text:p text:style-name="P31"><text:s text:c="2"/><text:span text:style-name="T2">record <text:s text:c="9"/>Run a command and record its profile into perf.data</text:span></text:p>
      <text:p text:style-name="P31"><text:s text:c="2"/><text:span text:style-name="T2">report <text:s text:c="9"/>Read perf.data (created by perf record) and display the profile</text:span></text:p>
      <text:p text:style-name="P31"><text:s text:c="2"/><text:span text:style-name="T2">sched <text:s text:c="10"/>Tool to trace/measure scheduler properties (latencies)</text:span></text:p>
      <text:p text:style-name="P31"><text:s text:c="2"/><text:span text:style-name="T2">script <text:s text:c="9"/>Read perf.data (created by perf record) and display trace output</text:span></text:p>
      <text:p text:style-name="P31"><text:s text:c="2"/><text:span text:style-name="T2">stat <text:s text:c="11"/>Run a command and gather performance counter statistics</text:span></text:p>
      <text:p text:style-name="P31"><text:s text:c="2"/><text:span text:style-name="T2">test <text:s text:c="11"/>Runs sanity tests.</text:span></text:p>
      <text:p text:style-name="P31"><text:s text:c="2"/><text:span text:style-name="T2">timechart <text:s text:c="6"/>Tool to visualize total system behavior during a workload</text:span></text:p>
      <text:p text:style-name="P31"><text:s text:c="2"/><text:span text:style-name="T2">top <text:s text:c="12"/>System profiling tool.</text:span></text:p>
      <text:p text:style-name="P30"/>
      <text:p text:style-name="P27"><text:s/><text:span text:style-name="T2">See 'perf help COMMAND' for more information on a specific command.</text:span></text:p>
      <text:p text:style-name="P4"><text:span text:style-name="T4">Certain commands require special support in the kernel and may not be available. To obtain the list of options for each command, simply type the command name followed by </text:span><text:span text:style-name="Teletype"><text:span text:style-name="T11">-h</text:span></text:span><text:span text:style-name="T4">:</text:span></text:p>
      <text:p text:style-name="P25">perf stat -h</text:p>
      <text:p text:style-name="P30"/>
      <text:p text:style-name="P31"><text:s/><text:span text:style-name="T2">usage: perf stat [&lt;options&gt;] [&lt;command&gt;]</text:span></text:p>
      <text:p text:style-name="P30"/>
      <text:p text:style-name="P31"><text:s text:c="4"/><text:span text:style-name="T2">-e, --event &lt;event&gt; <text:s text:c="2"/>event selector. use 'perf list' to list available events</text:span></text:p>
      <text:p text:style-name="P31"><text:s text:c="4"/><text:span text:style-name="T2">-i, --no-inherit <text:s text:c="5"/>child tasks do not inherit counters</text:span></text:p>
      <text:p text:style-name="P31"><text:soft-page-break/><text:s text:c="4"/><text:span text:style-name="T2">-p, --pid &lt;n&gt; <text:s text:c="8"/>stat events on existing process id</text:span></text:p>
      <text:p text:style-name="P31"><text:s text:c="4"/><text:span text:style-name="T2">-t, --tid &lt;n&gt; <text:s text:c="8"/>stat events on existing thread id</text:span></text:p>
      <text:p text:style-name="P31"><text:s text:c="4"/><text:span text:style-name="T2">-a, --all-cpus <text:s text:c="7"/>system-wide collection from all CPUs</text:span></text:p>
      <text:p text:style-name="P31"><text:s text:c="4"/><text:span text:style-name="T2">-c, --scale <text:s text:c="10"/>scale/normalize counters</text:span></text:p>
      <text:p text:style-name="P31"><text:s text:c="4"/><text:span text:style-name="T2">-v, --verbose <text:s text:c="8"/>be more verbose (show counter open errors, etc)</text:span></text:p>
      <text:p text:style-name="P31"><text:s text:c="4"/><text:span text:style-name="T2">-r, --repeat &lt;n&gt; <text:s text:c="5"/>repeat command and print average + stddev (max: 100)</text:span></text:p>
      <text:p text:style-name="P31"><text:s text:c="4"/><text:span text:style-name="T2">-n, --null <text:s text:c="11"/>null run - dont start any counters</text:span></text:p>
      <text:p text:style-name="P27"><text:s text:c="4"/><text:span text:style-name="T2">-B, --big-num <text:s text:c="8"/>print large numbers with thousands' separators</text:span></text:p>
      <text:h text:style-name="P33" text:outline-level="3"><text:bookmark text:name="Events"/>Events</text:h>
      <text:p text:style-name="P4"><text:span text:style-name="T4">The </text:span><text:span text:style-name="Teletype"><text:span text:style-name="T11">perf</text:span></text:span><text:span text:style-name="T4"> tool supports a list of measurable events. The tool and underlying kernel interface can measure events coming from different sources. For instance, some event are pure kernel counters, in this case they are called </text:span><text:span text:style-name="T5">software events</text:span><text:span text:style-name="T4">. Examples include: context-switches, minor-faults.</text:span></text:p>
      <text:p text:style-name="P5">Another source of events is the processor itself and its Performance Monitoring Unit (PMU). It provides a list of events to measure micro-architectural events such as the number of cycles, instructions retired, L1 cache misses and so on. Those events are called <text:span text:style-name="T1">PMU hardware events</text:span> or <text:span text:style-name="T1">hardware events</text:span> for short. They vary with each processor type and model.</text:p>
      <text:p text:style-name="P5">The perf_events interface also provides a small set of common hardware events monikers. On each processor, those events get mapped onto an actual events provided by the CPU, if they exists, otherwise the event cannot be used. Somewhat confusingly, these are also called <text:span text:style-name="T1">hardware events</text:span> and <text:span text:style-name="T1">hardware cache events</text:span>.</text:p>
      <text:p text:style-name="P4"><text:span text:style-name="T4">Finally, there are also </text:span><text:span text:style-name="T5">tracepoint events</text:span><text:span text:style-name="T4"> which are implemented by the kernel </text:span><text:span text:style-name="Teletype"><text:span text:style-name="T11">ftrace</text:span></text:span><text:span text:style-name="T4"> infrastructure. Those are </text:span><text:span text:style-name="T5">only</text:span><text:span text:style-name="T4"> available with the 2.6.3x and newer kernels.</text:span></text:p>
      <text:p text:style-name="P5">To obtain a list of supported events:</text:p>
      <text:p text:style-name="P25">perf list</text:p>
      <text:p text:style-name="P30"/>
      <text:p text:style-name="P32">List of pre-defined events (to be used in -e):</text:p>
      <text:p text:style-name="P30"/>
      <text:p text:style-name="P31"><text:s/><text:span text:style-name="T2">cpu-cycles OR cycles <text:s text:c="22"/>[Hardware event]</text:span></text:p>
      <text:p text:style-name="P31"><text:s/><text:span text:style-name="T2">instructions <text:s text:c="30"/>[Hardware event]</text:span></text:p>
      <text:p text:style-name="P31"><text:s/><text:span text:style-name="T2">cache-references <text:s text:c="26"/>[Hardware event]</text:span></text:p>
      <text:p text:style-name="P31"><text:s/><text:span text:style-name="T2">cache-misses <text:s text:c="30"/>[Hardware event]</text:span></text:p>
      <text:p text:style-name="P31"><text:s/><text:span text:style-name="T2">branch-instructions OR branches <text:s text:c="11"/>[Hardware event]</text:span></text:p>
      <text:p text:style-name="P31"><text:s/><text:span text:style-name="T2">branch-misses <text:s text:c="29"/>[Hardware event]</text:span></text:p>
      <text:p text:style-name="P31"><text:s/><text:span text:style-name="T2">bus-cycles <text:s text:c="32"/>[Hardware event]</text:span></text:p>
      <text:p text:style-name="P30"/>
      <text:p text:style-name="P31"><text:s/><text:span text:style-name="T2">cpu-clock <text:s text:c="33"/>[Software event]</text:span></text:p>
      <text:p text:style-name="P31"><text:s/><text:span text:style-name="T2">task-clock <text:s text:c="32"/>[Software event]</text:span></text:p>
      <text:p text:style-name="P31"><text:s/><text:span text:style-name="T2">page-faults OR faults <text:s text:c="21"/>[Software event]</text:span></text:p>
      <text:p text:style-name="P31"><text:s/><text:span text:style-name="T2">minor-faults <text:s text:c="30"/>[Software event]</text:span></text:p>
      <text:p text:style-name="P31"><text:s/><text:span text:style-name="T2">major-faults <text:s text:c="30"/>[Software event]</text:span></text:p>
      <text:p text:style-name="P31"><text:s/><text:span text:style-name="T2">context-switches OR cs <text:s text:c="20"/>[Software event]</text:span></text:p>
      <text:p text:style-name="P31"><text:s/><text:span text:style-name="T2">cpu-migrations OR migrations <text:s text:c="14"/>[Software event]</text:span></text:p>
      <text:p text:style-name="P31"><text:s/><text:span text:style-name="T2">alignment-faults <text:s text:c="26"/>[Software event]</text:span></text:p>
      <text:p text:style-name="P31"><text:s/><text:span text:style-name="T2">emulation-faults <text:s text:c="26"/>[Software event]</text:span></text:p>
      <text:p text:style-name="P30"/>
      <text:p text:style-name="P31"><text:s/><text:span text:style-name="T2">L1-dcache-loads <text:s text:c="27"/>[Hardware cache event]</text:span></text:p>
      <text:p text:style-name="P31"><text:s/><text:span text:style-name="T2">L1-dcache-load-misses <text:s text:c="21"/>[Hardware cache event]</text:span></text:p>
      <text:p text:style-name="P31"><text:s/><text:span text:style-name="T2">L1-dcache-stores <text:s text:c="26"/>[Hardware cache event]</text:span></text:p>
      <text:p text:style-name="P31"><text:s/><text:span text:style-name="T2">L1-dcache-store-misses <text:s text:c="20"/>[Hardware cache event]</text:span></text:p>
      <text:p text:style-name="P31"><text:s/><text:span text:style-name="T2">L1-dcache-prefetches <text:s text:c="22"/>[Hardware cache event]</text:span></text:p>
      <text:p text:style-name="P31"><text:s/><text:span text:style-name="T2">L1-dcache-prefetch-misses <text:s text:c="17"/>[Hardware cache event]</text:span></text:p>
      <text:p text:style-name="P31"><text:s/><text:span text:style-name="T2">L1-icache-loads <text:s text:c="27"/>[Hardware cache event]</text:span></text:p>
      <text:p text:style-name="P31"><text:s/><text:span text:style-name="T2">L1-icache-load-misses <text:s text:c="21"/>[Hardware cache event]</text:span></text:p>
      <text:p text:style-name="P31"><text:s/><text:span text:style-name="T2">L1-icache-prefetches <text:s text:c="22"/>[Hardware cache event]</text:span></text:p>
      <text:p text:style-name="P31"><text:s/><text:span text:style-name="T2">L1-icache-prefetch-misses <text:s text:c="17"/>[Hardware cache event]</text:span></text:p>
      <text:p text:style-name="P31"><text:s/><text:span text:style-name="T2">LLC-loads <text:s text:c="33"/>[Hardware cache event]</text:span></text:p>
      <text:p text:style-name="P31"><text:s/><text:span text:style-name="T2">LLC-load-misses <text:s text:c="27"/>[Hardware cache event]</text:span></text:p>
      <text:p text:style-name="P31"><text:soft-page-break/><text:s/><text:span text:style-name="T2">LLC-stores <text:s text:c="32"/>[Hardware cache event]</text:span></text:p>
      <text:p text:style-name="P31"><text:s/><text:span text:style-name="T2">LLC-store-misses <text:s text:c="26"/>[Hardware cache event]</text:span></text:p>
      <text:p text:style-name="P30"/>
      <text:p text:style-name="P31"><text:s/><text:span text:style-name="T2">LLC-prefetch-misses <text:s text:c="23"/>[Hardware cache event]</text:span></text:p>
      <text:p text:style-name="P31"><text:s/><text:span text:style-name="T2">dTLB-loads <text:s text:c="32"/>[Hardware cache event]</text:span></text:p>
      <text:p text:style-name="P31"><text:s/><text:span text:style-name="T2">dTLB-load-misses <text:s text:c="26"/>[Hardware cache event]</text:span></text:p>
      <text:p text:style-name="P31"><text:s/><text:span text:style-name="T2">dTLB-stores <text:s text:c="31"/>[Hardware cache event]</text:span></text:p>
      <text:p text:style-name="P31"><text:s/><text:span text:style-name="T2">dTLB-store-misses <text:s text:c="25"/>[Hardware cache event]</text:span></text:p>
      <text:p text:style-name="P31"><text:s/><text:span text:style-name="T2">dTLB-prefetches <text:s text:c="27"/>[Hardware cache event]</text:span></text:p>
      <text:p text:style-name="P31"><text:s/><text:span text:style-name="T2">dTLB-prefetch-misses <text:s text:c="22"/>[Hardware cache event]</text:span></text:p>
      <text:p text:style-name="P31"><text:s/><text:span text:style-name="T2">iTLB-loads <text:s text:c="32"/>[Hardware cache event]</text:span></text:p>
      <text:p text:style-name="P31"><text:s/><text:span text:style-name="T2">iTLB-load-misses <text:s text:c="26"/>[Hardware cache event]</text:span></text:p>
      <text:p text:style-name="P31"><text:s/><text:span text:style-name="T2">branch-loads <text:s text:c="30"/>[Hardware cache event]</text:span></text:p>
      <text:p text:style-name="P31"><text:s/><text:span text:style-name="T2">branch-load-misses <text:s text:c="24"/>[Hardware cache event]</text:span></text:p>
      <text:p text:style-name="P30"/>
      <text:p text:style-name="P31"><text:s/><text:span text:style-name="T2">rNNN (see 'perf list --help' on how to encode it) [Raw hardware event descriptor]</text:span></text:p>
      <text:p text:style-name="P30"/>
      <text:p text:style-name="P31"><text:s/><text:span text:style-name="T2">mem:&lt;addr&gt;[:access] <text:s text:c="23"/>[Hardware breakpoint]</text:span></text:p>
      <text:p text:style-name="P30"/>
      <text:p text:style-name="P31"><text:s/><text:span text:style-name="T2">kvmmmu:kvm_mmu_pagetable_walk <text:s text:c="13"/>[Tracepoint event]</text:span></text:p>
      <text:p text:style-name="P30"/>
      <text:p text:style-name="P31"><text:s/><text:span text:style-name="T2">[...]</text:span></text:p>
      <text:p text:style-name="P30"/>
      <text:p text:style-name="P31"><text:s/><text:span text:style-name="T2">sched:sched_stat_runtime <text:s text:c="18"/>[Tracepoint event]</text:span></text:p>
      <text:p text:style-name="P31"><text:s/><text:span text:style-name="T2">sched:sched_pi_setprio <text:s text:c="20"/>[Tracepoint event]</text:span></text:p>
      <text:p text:style-name="P31"><text:s/><text:span text:style-name="T2">syscalls:sys_enter_socket <text:s text:c="17"/>[Tracepoint event]</text:span></text:p>
      <text:p text:style-name="P31"><text:s/><text:span text:style-name="T2">syscalls:sys_exit_socket <text:s text:c="18"/>[Tracepoint event]</text:span></text:p>
      <text:p text:style-name="P30"/>
      <text:p text:style-name="P31"><text:s/><text:span text:style-name="T2">[...]</text:span></text:p>
      <text:p text:style-name="P29"/>
      <text:p text:style-name="P5">An event can have sub-events (or unit masks). On some processors and for some events, it may be possible to combine unit masks and measure when either sub-event occurs. Finally, an event can have modifiers, i.e., filters which alter when or how the event is counted.</text:p>
      <text:h text:style-name="P35" text:outline-level="4"><text:bookmark text:name="Hardware_events"/>Hardware events</text:h>
      <text:p text:style-name="P4"><text:span text:style-name="T4">PMU hardware events are CPU specific and documented by the CPU vendor. The </text:span><text:span text:style-name="Teletype"><text:span text:style-name="T11">perf</text:span></text:span><text:span text:style-name="T4"> tool, if linked against the </text:span><text:span text:style-name="Teletype"><text:span text:style-name="T11">libpfm4</text:span></text:span><text:span text:style-name="T4"> library, provides some short description of the events. For a listing of PMU hardware events for Intel and AMD processors, see</text:span></text:p>
      <text:list xml:id="list1241322775991687644" text:style-name="L6">
        <text:list-item>
          <text:p text:style-name="P7"><text:span text:style-name="T4">Intel PMU event tables: Appendix A of manual </text:span><text:a xlink:type="simple" xlink:href="http://www.intel.com/Assets/PDF/manual/253669.pdf" text:style-name="Internet_20_link" text:visited-style-name="Visited_20_Internet_20_Link"><text:span text:style-name="T15">here</text:span></text:a></text:p>
        </text:list-item>
        <text:list-item>
          <text:p text:style-name="P13"><text:span text:style-name="T4">AMD PMU event table: section 3.14 of manual </text:span><text:a xlink:type="simple" xlink:href="http://support.amd.com/us/Processor_TechDocs/31116.pdf" text:style-name="Internet_20_link" text:visited-style-name="Visited_20_Internet_20_Link"><text:span text:style-name="T15">here</text:span></text:a></text:p>
        </text:list-item>
      </text:list>
      <text:h text:style-name="P21" text:outline-level="2"><text:bookmark text:name="Counting_with_perf_stat"/><text:span text:style-name="T7">Counting with </text:span><text:span text:style-name="Teletype"><text:span text:style-name="T12">perf stat</text:span></text:span></text:h>
      <text:p text:style-name="P4"><text:span text:style-name="T4">For any of the supported events, perf can keep a running count during process execution. In counting modes, the occurrences of events are simply aggregated and presented on standard output at the end of an application run. To generate these statistics, use the </text:span><text:span text:style-name="Teletype"><text:span text:style-name="T11">stat</text:span></text:span><text:span text:style-name="T4"> command of </text:span><text:span text:style-name="Teletype"><text:span text:style-name="T11">perf</text:span></text:span><text:span text:style-name="T4">. For instance:</text:span></text:p>
      <text:p text:style-name="P25">perf stat -B dd if=/dev/zero of=/dev/null count=1000000</text:p>
      <text:p text:style-name="P30"/>
      <text:p text:style-name="P32">1000000+0 records in</text:p>
      <text:p text:style-name="P32">1000000+0 records out</text:p>
      <text:p text:style-name="P32">512000000 bytes (512 MB) copied, 0.956217 s, 535 MB/s</text:p>
      <text:p text:style-name="P30"/>
      <text:p text:style-name="P31"><text:s/><text:span text:style-name="T2">Performance counter stats for 'dd if=/dev/zero of=/dev/null count=1000000':</text:span></text:p>
      <text:p text:style-name="P30"/>
      <text:p text:style-name="P31"><text:s text:c="12"/><text:span text:style-name="T2">5,099 cache-misses <text:s text:c="12"/># <text:s text:c="5"/>0.005 M/sec (scaled from 66.58%)</text:span></text:p>
      <text:p text:style-name="P31"><text:s text:c="10"/><text:span text:style-name="T2">235,384 cache-references <text:s text:c="8"/># <text:s text:c="5"/>0.246 M/sec (scaled from 66.56%)</text:span></text:p>
      <text:p text:style-name="P31"><text:s text:c="8"/><text:span text:style-name="T2">9,281,660 branch-misses <text:s text:c="11"/># <text:s text:c="5"/>3.858 % <text:s text:c="4"/>(scaled from 33.50%)</text:span></text:p>
      <text:p text:style-name="P31"><text:s text:c="6"/><text:span text:style-name="T2">240,609,766 branches <text:s text:c="16"/># <text:s text:c="3"/>251.559 M/sec (scaled from 33.66%)</text:span></text:p>
      <text:p text:style-name="P31"><text:s text:c="4"/><text:span text:style-name="T2">1,403,561,257 instructions <text:s text:c="12"/># <text:s text:c="5"/>0.679 IPC <text:s text:c="2"/>(scaled from 50.23%)</text:span></text:p>
      <text:p text:style-name="P31"><text:s text:c="4"/><text:span text:style-name="T2">2,066,201,729 cycles <text:s text:c="18"/># <text:s text:c="2"/>2160.227 M/sec (scaled from 66.67%)</text:span></text:p>
      <text:p text:style-name="P31"><text:s text:c="14"/><text:span text:style-name="T2">217 page-faults <text:s text:c="13"/># <text:s text:c="5"/>0.000 M/sec</text:span></text:p>
      <text:p text:style-name="P31"><text:soft-page-break/><text:s text:c="16"/><text:span text:style-name="T2">3 CPU-migrations <text:s text:c="10"/># <text:s text:c="5"/>0.000 M/sec</text:span></text:p>
      <text:p text:style-name="P31"><text:s text:c="15"/><text:span text:style-name="T2">83 context-switches <text:s text:c="8"/># <text:s text:c="5"/>0.000 M/sec</text:span></text:p>
      <text:p text:style-name="P31"><text:s text:c="7"/><text:span text:style-name="T2">956.474238 task-clock-msecs <text:s text:c="8"/># <text:s text:c="5"/>0.999 CPUs</text:span></text:p>
      <text:p text:style-name="P30"/>
      <text:p text:style-name="P31"><text:s text:c="7"/><text:span text:style-name="T2">0.957617512 <text:s/>seconds time elapsed</text:span></text:p>
      <text:p text:style-name="P29"/>
      <text:p text:style-name="P4"><text:span text:style-name="T4">With no events specified, </text:span><text:span text:style-name="Teletype"><text:span text:style-name="T11">perf stat</text:span></text:span><text:span text:style-name="T4"> collects the common events listed above. Some are software events, such as </text:span><text:span text:style-name="Teletype"><text:span text:style-name="T11">context-switches</text:span></text:span><text:span text:style-name="T4">, others are generic hardware events such as </text:span><text:span text:style-name="Teletype"><text:span text:style-name="T11">cycles</text:span></text:span><text:span text:style-name="T4">. After the hash sign, derived metrics may be presented, such as 'IPC' (instructions per cycle).</text:span></text:p>
      <text:h text:style-name="P33" text:outline-level="3"><text:bookmark text:name="Options_controlling_event_selection"/>Options controlling event selection</text:h>
      <text:p text:style-name="P4"><text:span text:style-name="T4">It is possible to measure one or more events per run of the </text:span><text:span text:style-name="Teletype"><text:span text:style-name="T11">perf</text:span></text:span><text:span text:style-name="T4"> tool. Events are designated using their symbolic names followed by optional unit masks and modifiers. Event names, unit masks, and modifiers are case insensitive.</text:span></text:p>
      <text:p text:style-name="P5">By default, events are measured at <text:span text:style-name="T1">both</text:span> user and kernel levels:</text:p>
      <text:p text:style-name="P26">perf stat -e cycles dd if=/dev/zero of=/dev/null count=100000</text:p>
      <text:p text:style-name="P5">To measure only at the user level, it is necessary to pass a modifier:</text:p>
      <text:p text:style-name="P26">perf stat -e cycles:u dd if=/dev/zero of=/dev/null count=100000</text:p>
      <text:p text:style-name="P5">To measure both user and kernel (explicitly):</text:p>
      <text:p text:style-name="P26">perf stat -e cycles:uk dd if=/dev/zero of=/dev/null count=100000</text:p>
      <text:h text:style-name="P35" text:outline-level="4"><text:bookmark text:name="Modifiers"/>Modifiers</text:h>
      <text:p text:style-name="P5">Events can optionally have a modifier by appending a colon and one or more modifiers. Modifiers allow the user to restrict when events are counted.</text:p>
      <text:p text:style-name="P5">To measure a PMU event and pass modifiers:</text:p>
      <text:p text:style-name="P26">perf stat -e instructions:u dd if=/dev/zero of=/dev/null count=100000</text:p>
      <text:p text:style-name="P5">In this example, we are measuring the number of instructions at the user level. Note that for actual events, the modifiers depends on the underlying PMU model. All modifiers can be combined at will. Here is a simple table to summarize the most common modifiers for Intel and AMD x86 processors.</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Modifiers</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row>
          <table:table-cell table:style-name="Table1.A2" office:value-type="string">
            <text:p text:style-name="Table_20_Contents">u</text:p>
          </table:table-cell>
          <table:table-cell table:style-name="Table1.A2" office:value-type="string">
            <text:p text:style-name="Table_20_Contents">monitor at priv level 3, 2, 1 (user)</text:p>
          </table:table-cell>
          <table:table-cell table:style-name="Table1.C2" office:value-type="string">
            <text:p text:style-name="Table_20_Contents">event:u</text:p>
          </table:table-cell>
        </table:table-row>
        <table:table-row>
          <table:table-cell table:style-name="Table1.A2" office:value-type="string">
            <text:p text:style-name="Table_20_Contents">k</text:p>
          </table:table-cell>
          <table:table-cell table:style-name="Table1.A2" office:value-type="string">
            <text:p text:style-name="Table_20_Contents">monitor at priv level 0 (kernel)</text:p>
          </table:table-cell>
          <table:table-cell table:style-name="Table1.C2" office:value-type="string">
            <text:p text:style-name="Table_20_Contents">event:k</text:p>
          </table:table-cell>
        </table:table-row>
        <table:table-row>
          <table:table-cell table:style-name="Table1.A2" office:value-type="string">
            <text:p text:style-name="Table_20_Contents">h</text:p>
          </table:table-cell>
          <table:table-cell table:style-name="Table1.A2" office:value-type="string">
            <text:p text:style-name="Table_20_Contents">monitor hypervisor events on a virtualization environment</text:p>
          </table:table-cell>
          <table:table-cell table:style-name="Table1.C2" office:value-type="string">
            <text:p text:style-name="Table_20_Contents">event:h</text:p>
          </table:table-cell>
        </table:table-row>
        <table:table-row>
          <table:table-cell table:style-name="Table1.A2" office:value-type="string">
            <text:p text:style-name="Table_20_Contents">H</text:p>
          </table:table-cell>
          <table:table-cell table:style-name="Table1.A2" office:value-type="string">
            <text:p text:style-name="Table_20_Contents">monitor host machine on a virtualization environment</text:p>
          </table:table-cell>
          <table:table-cell table:style-name="Table1.C2" office:value-type="string">
            <text:p text:style-name="Table_20_Contents">event:H</text:p>
          </table:table-cell>
        </table:table-row>
        <table:table-row>
          <table:table-cell table:style-name="Table1.A2" office:value-type="string">
            <text:p text:style-name="Table_20_Contents">G</text:p>
          </table:table-cell>
          <table:table-cell table:style-name="Table1.A2" office:value-type="string">
            <text:p text:style-name="Table_20_Contents">monitor guest machine on a virtualization environment</text:p>
          </table:table-cell>
          <table:table-cell table:style-name="Table1.C2" office:value-type="string">
            <text:p text:style-name="Table_20_Contents">event:G</text:p>
          </table:table-cell>
        </table:table-row>
      </table:table>
      <text:p text:style-name="P5">All modifiers above are considered as a boolean (flag).</text:p>
      <text:h text:style-name="P35" text:outline-level="4"><text:bookmark text:name="Hardware_events_2"/>Hardware events</text:h>
      <text:p text:style-name="P5">To measure an actual PMU as provided by the HW vendor documentation, pass the hexadecimal parameter code:</text:p>
      <text:p text:style-name="P25">perf stat -e r1a8 -a sleep 1</text:p>
      <text:p text:style-name="P30"/>
      <text:p text:style-name="P32">Performance counter stats for 'sleep 1':</text:p>
      <text:p text:style-name="P30"/>
      <text:p text:style-name="P31"><text:s text:c="12"/><text:span text:style-name="T2">210,140 raw 0x1a8</text:span></text:p>
      <text:p text:style-name="P27"><text:s text:c="7"/><text:span text:style-name="T2">1.001213705 <text:s/>seconds time elapsed</text:span></text:p>
      <text:h text:style-name="P35" text:outline-level="4"><text:bookmark text:name="multiple_events"/><text:soft-page-break/>multiple events</text:h>
      <text:p text:style-name="P5">To measure more than one event, simply provide a comma-separated list with no space:</text:p>
      <text:p text:style-name="P26">perf stat -e cycles,instructions,cache-misses [...]</text:p>
      <text:p text:style-name="P5">There is no theoretical limit in terms of the number of events that can be provided. If there are more events than there are actual hw counters, the kernel will automatically multiplex them. There is no limit of the number of software events. It is possible to simultaneously measure events coming from different sources.</text:p>
      <text:p text:style-name="P5">However, given that there is one file descriptor used per event and either per-thread (per-thread mode) or per-cpu (system-wide), it is possible to reach the maximum number of open file descriptor per process as imposed by the kernel. In that case, perf will report an error. See the troubleshooting section for help with this matter.</text:p>
      <text:h text:style-name="P35" text:outline-level="4"><text:bookmark text:name="multiplexing_and_scaling_events"/>multiplexing and scaling events</text:h>
      <text:p text:style-name="P4"><text:span text:style-name="T4">If there are more events than counters, the kernel uses time multiplexing (switch frequency = </text:span><text:span text:style-name="Teletype"><text:span text:style-name="T11">HZ</text:span></text:span><text:span text:style-name="T4">, generally 100 or 1000) to give each event a chance to access the monitoring hardware. Multiplexing only applies to PMU events. With multiplexing, an event is </text:span><text:span text:style-name="T5">not</text:span><text:span text:style-name="T4"> measured all the time. At the end of the run, the tool </text:span><text:span text:style-name="T5">scales</text:span><text:span text:style-name="T4"> the count based on total time enabled vs time running. The actual formula is:</text:span></text:p>
      <text:p text:style-name="P4"><text:span text:style-name="Teletype"><text:span text:style-name="T11">final_count = raw_count * time_enabled/time_running</text:span></text:span></text:p>
      <text:p text:style-name="P5">This provides an <text:span text:style-name="T1">estimate</text:span> of what the count would have been, had the event been measured during the entire run. It is <text:span text:style-name="T1">very</text:span> important to understand this is an <text:span text:style-name="T1">estimate</text:span> not an actual count. Depending on the workload, there will be blind spots which can introduce errors during scaling.</text:p>
      <text:p text:style-name="P5">Events are currently managed in round-robin fashion. Therefore each event will eventually get a chance to run. If there are N counters, then up to the first N events on the round-robin list are programmed into the PMU. In certain situations it may be less than that because some events may not be measured together or they compete for the same counter. Furthermore, the perf_events interface allows multiple tools to measure the same thread or CPU at the same time. Each event is added to the same round-robin list. There is no guarantee that all events of a tool are stored sequentially in the list.</text:p>
      <text:p text:style-name="P5">To avoid scaling (in the presence of only one active perf_event user), one can try and reduce the number of events. The following table provides the number of counters for a few common processors:</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Processor</text:p>
          </table:table-cell>
          <table:table-cell table:style-name="Table2.A1" office:value-type="string">
            <text:p text:style-name="Table_20_Heading">Generic counters</text:p>
          </table:table-cell>
          <table:table-cell table:style-name="Table2.C1" office:value-type="string">
            <text:p text:style-name="Table_20_Heading">Fixed counters</text:p>
          </table:table-cell>
        </table:table-row>
        <table:table-row>
          <table:table-cell table:style-name="Table2.A2" office:value-type="string">
            <text:p text:style-name="Table_20_Contents">Intel Core</text:p>
          </table:table-cell>
          <table:table-cell table:style-name="Table2.A2" office:value-type="string">
            <text:p text:style-name="Table_20_Contents">2</text:p>
          </table:table-cell>
          <table:table-cell table:style-name="Table2.C2" office:value-type="string">
            <text:p text:style-name="Table_20_Contents">3</text:p>
          </table:table-cell>
        </table:table-row>
        <table:table-row>
          <table:table-cell table:style-name="Table2.A2" office:value-type="string">
            <text:p text:style-name="Table_20_Contents">Intel Nehalem</text:p>
          </table:table-cell>
          <table:table-cell table:style-name="Table2.A2" office:value-type="string">
            <text:p text:style-name="Table_20_Contents">4</text:p>
          </table:table-cell>
          <table:table-cell table:style-name="Table2.C2" office:value-type="string">
            <text:p text:style-name="Table_20_Contents">3</text:p>
          </table:table-cell>
        </table:table-row>
      </table:table>
      <text:p text:style-name="P5">Generic counters can measure any events. Fixed counters can only measure one event. Some counters may be reserved for special purposes, such as a watchdog timer.</text:p>
      <text:p text:style-name="P5">The following examples show the effect of scaling:</text:p>
      <text:p text:style-name="P25">perf stat -B -e cycles,cycles ./noploop 1</text:p>
      <text:p text:style-name="P30"/>
      <text:p text:style-name="P31"><text:s/><text:span text:style-name="T2">Performance counter stats for './noploop 1':</text:span></text:p>
      <text:p text:style-name="P30"/>
      <text:p text:style-name="P31"><text:s text:c="4"/><text:span text:style-name="T2">2,812,305,464 cycles</text:span></text:p>
      <text:p text:style-name="P31"><text:s text:c="4"/><text:span text:style-name="T2">2,812,304,340 cycles</text:span></text:p>
      <text:p text:style-name="P30"/>
      <text:p text:style-name="P31"><text:s text:c="7"/><text:span text:style-name="T2">1.302481065 <text:s/>seconds time elapsed</text:span></text:p>
      <text:p text:style-name="P29"/>
      <text:p text:style-name="P5">Here, there is no multiplexing and thus no scaling. Let's add one more event:</text:p>
      <text:p text:style-name="P25">perf stat -B -e cycles,cycles,cycles ./noploop 1</text:p>
      <text:p text:style-name="P30"/>
      <text:p text:style-name="P31"><text:s/><text:span text:style-name="T2">Performance counter stats for './noploop 1':</text:span></text:p>
      <text:p text:style-name="P30"/>
      <text:p text:style-name="P31"><text:s text:c="4"/><text:span text:style-name="T2">2,809,725,593 cycles <text:s text:c="19"/>(scaled from 74.98%)</text:span></text:p>
      <text:p text:style-name="P31"><text:soft-page-break/><text:s text:c="4"/><text:span text:style-name="T2">2,810,797,044 cycles <text:s text:c="19"/>(scaled from 74.97%)</text:span></text:p>
      <text:p text:style-name="P31"><text:s text:c="4"/><text:span text:style-name="T2">2,809,315,647 cycles <text:s text:c="19"/>(scaled from 75.09%)</text:span></text:p>
      <text:p text:style-name="P30"/>
      <text:p text:style-name="P31"><text:s text:c="7"/><text:span text:style-name="T2">1.295007067 <text:s/>seconds time elapsed</text:span></text:p>
      <text:p text:style-name="P29"/>
      <text:p text:style-name="P4"><text:span text:style-name="T4">There was multiplexing and thus scaling. It can be interesting to try and pack events in a way that guarantees that event A and B are always measured together. Although the perf_events kernel interface provides support for event grouping, the current </text:span><text:span text:style-name="Teletype"><text:span text:style-name="T11">perf</text:span></text:span><text:span text:style-name="T4"> tool does </text:span><text:span text:style-name="T5">not</text:span><text:span text:style-name="T4">.</text:span></text:p>
      <text:h text:style-name="P35" text:outline-level="4"><text:bookmark text:name="Repeated_measurement"/>Repeated measurement</text:h>
      <text:p text:style-name="P4"><text:span text:style-name="T4">It is possible to use </text:span><text:span text:style-name="Teletype"><text:span text:style-name="T11">perf stat</text:span></text:span><text:span text:style-name="T4"> to run the same test workload multiple times and get for each count, the standard deviation from the mean.</text:span></text:p>
      <text:p text:style-name="P25">perf stat -r 5 sleep 1</text:p>
      <text:p text:style-name="P30"/>
      <text:p text:style-name="P31"><text:s/><text:span text:style-name="T2">Performance counter stats for 'sleep 1' (5 runs):</text:span></text:p>
      <text:p text:style-name="P30"/>
      <text:p text:style-name="P31"><text:s text:c="4"/><text:span text:style-name="T2">&lt;not counted&gt; cache-misses</text:span></text:p>
      <text:p text:style-name="P31"><text:s text:c="11"/><text:span text:style-name="T2">20,676 cache-references <text:s text:c="8"/># <text:s text:c="4"/>13.046 M/sec <text:s text:c="2"/>( +- <text:s text:c="2"/>0.658% )</text:span></text:p>
      <text:p text:style-name="P31"><text:s text:c="12"/><text:span text:style-name="T2">6,229 branch-misses <text:s text:c="11"/># <text:s text:c="5"/>0.000 % <text:s text:c="6"/>( +- <text:s/>40.825% )</text:span></text:p>
      <text:p text:style-name="P31"><text:s text:c="4"/><text:span text:style-name="T2">&lt;not counted&gt; branches</text:span></text:p>
      <text:p text:style-name="P31"><text:s text:c="4"/><text:span text:style-name="T2">&lt;not counted&gt; instructions</text:span></text:p>
      <text:p text:style-name="P31"><text:s text:c="4"/><text:span text:style-name="T2">&lt;not counted&gt; cycles</text:span></text:p>
      <text:p text:style-name="P31"><text:s text:c="14"/><text:span text:style-name="T2">144 page-faults <text:s text:c="13"/># <text:s text:c="5"/>0.091 M/sec <text:s text:c="2"/>( +- <text:s text:c="2"/>0.139% )</text:span></text:p>
      <text:p text:style-name="P31"><text:s text:c="16"/><text:span text:style-name="T2">0 CPU-migrations <text:s text:c="10"/># <text:s text:c="5"/>0.000 M/sec <text:s text:c="2"/>( +- <text:s text:c="3"/>-nan% )</text:span></text:p>
      <text:p text:style-name="P31"><text:s text:c="16"/><text:span text:style-name="T2">1 context-switches <text:s text:c="8"/># <text:s text:c="5"/>0.001 M/sec <text:s text:c="2"/>( +- <text:s text:c="2"/>0.000% )</text:span></text:p>
      <text:p text:style-name="P31"><text:s text:c="9"/><text:span text:style-name="T2">1.584872 task-clock-msecs <text:s text:c="8"/># <text:s text:c="5"/>0.002 CPUs <text:s text:c="3"/>( +- <text:s/>12.480% )</text:span></text:p>
      <text:p text:style-name="P30"/>
      <text:p text:style-name="P31"><text:s text:c="7"/><text:span text:style-name="T2">1.002251432 <text:s/>seconds time elapsed <text:s text:c="2"/>( +- <text:s text:c="2"/>0.025% )</text:span></text:p>
      <text:p text:style-name="P29"/>
      <text:p text:style-name="P4"><text:span text:style-name="T4">Here, </text:span><text:span text:style-name="Teletype"><text:span text:style-name="T11">sleep</text:span></text:span><text:span text:style-name="T4"> is run 5 times and the mean count for each event, along with ratio of std-dev/mean is printed.</text:span></text:p>
      <text:h text:style-name="P33" text:outline-level="3"><text:bookmark text:name="Options_controlling_environment_selection"/>Options controlling environment selection</text:h>
      <text:p text:style-name="P4"><text:span text:style-name="T4">The </text:span><text:span text:style-name="Teletype"><text:span text:style-name="T11">perf</text:span></text:span><text:span text:style-name="T4"> tool can be used to count events on a per-thread, per-process, per-cpu or system-wide basis. In </text:span><text:span text:style-name="T6">per-thread</text:span><text:span text:style-name="T4"> mode, the counter only monitors the execution of a designated thread. When the thread is scheduled out, monitoring stops. When a thread migrated from one processor to another, counters are saved on the current processor and are restored on the new one.</text:span></text:p>
      <text:p text:style-name="P4"><text:span text:style-name="T4">The </text:span><text:span text:style-name="T6">per-process</text:span><text:span text:style-name="T4"> mode is a variant of per-thread where </text:span><text:span text:style-name="T5">all</text:span><text:span text:style-name="T4"> threads of the process are monitored. Counts and samples are aggregated at the process level. The perf_events interface allows for automatic inheritance on </text:span><text:span text:style-name="Teletype"><text:span text:style-name="T11">fork()</text:span></text:span><text:span text:style-name="T4"> and </text:span><text:span text:style-name="Teletype"><text:span text:style-name="T11">pthread_create()</text:span></text:span><text:span text:style-name="T4">. By default, the perf tool </text:span><text:span text:style-name="T5">activates</text:span><text:span text:style-name="T4"> inheritance.</text:span></text:p>
      <text:p text:style-name="P5">In <text:span text:style-name="T18">per-cpu</text:span> mode, all threads running on the designated processors are monitored. Counts and samples are thus aggregated per CPU. An event is only monitoring one CPU at a time. To monitor across multiple processors, it is necessary to create multiple events. The perf tool can aggregate counts and samples across multiple processors. It can also monitor only a subset of the processors.</text:p>
      <text:h text:style-name="P35" text:outline-level="4"><text:bookmark text:name="Counting_and_inheritance"/>Counting and inheritance</text:h>
      <text:p text:style-name="P4"><text:span text:style-name="T4">By default, </text:span><text:span text:style-name="Teletype"><text:span text:style-name="T11">perf stat</text:span></text:span><text:span text:style-name="T4"> counts for all threads of the process and subsequent child processes and threads. This can be altered using the </text:span><text:span text:style-name="Teletype"><text:span text:style-name="T11">-i</text:span></text:span><text:span text:style-name="T4"> option. It is not possible to obtain a count breakdown per-thread or per-process.</text:span></text:p>
      <text:h text:style-name="P35" text:outline-level="4"><text:bookmark text:name="Processor-wide_mode"/>Processor-wide mode</text:h>
      <text:p text:style-name="P4"><text:span text:style-name="T4">By default, </text:span><text:span text:style-name="Teletype"><text:span text:style-name="T11">perf stat</text:span></text:span><text:span text:style-name="T4"> counts in per-thread mode. To count on a per-cpu basis pass the </text:span><text:span text:style-name="Teletype"><text:span text:style-name="T11">-a</text:span></text:span><text:span text:style-name="T4"> option. When it is specified by itself, all online processors are monitored and counts are aggregated. For instance:</text:span></text:p>
      <text:p text:style-name="P25">perf stat -B -ecycles:u,instructions:u -a dd if=/dev/zero of=/dev/null count=2000000</text:p>
      <text:p text:style-name="P30"/>
      <text:p text:style-name="P32">2000000+0 records in</text:p>
      <text:p text:style-name="P32">2000000+0 records out</text:p>
      <text:p text:style-name="P32"><text:soft-page-break/>1024000000 bytes (1.0 GB) copied, 1.91559 s, 535 MB/s</text:p>
      <text:p text:style-name="P30"/>
      <text:p text:style-name="P31"><text:s/><text:span text:style-name="T2">Performance counter stats for 'dd if=/dev/zero of=/dev/null count=2000000':</text:span></text:p>
      <text:p text:style-name="P30"/>
      <text:p text:style-name="P31"><text:s text:c="4"/><text:span text:style-name="T2">1,993,541,603 cycles</text:span></text:p>
      <text:p text:style-name="P31"><text:s text:c="6"/><text:span text:style-name="T2">764,086,803 instructions <text:s text:c="12"/># <text:s text:c="5"/>0.383 IPC</text:span></text:p>
      <text:p text:style-name="P30"/>
      <text:p text:style-name="P27"><text:s text:c="7"/><text:span text:style-name="T2">1.916930613 <text:s/>seconds time elapsed</text:span></text:p>
      <text:p text:style-name="P4"><text:span text:style-name="T4">This measurement collects events </text:span><text:span text:style-name="Teletype"><text:span text:style-name="T11">cycles</text:span></text:span><text:span text:style-name="T4"> and </text:span><text:span text:style-name="Teletype"><text:span text:style-name="T11">instructions</text:span></text:span><text:span text:style-name="T4"> across all CPUs. The duration of the measurement is determined by the execution of </text:span><text:span text:style-name="Teletype"><text:span text:style-name="T11">dd</text:span></text:span><text:span text:style-name="T4">. In other words, this measurement captures execution of the </text:span><text:span text:style-name="Teletype"><text:span text:style-name="T11">dd</text:span></text:span><text:span text:style-name="T4"> process </text:span><text:span text:style-name="T5">and</text:span><text:span text:style-name="T4"> anything else than runs at the user level on all CPUs.</text:span></text:p>
      <text:p text:style-name="P5">To time the duration of the measurement without actively consuming cycles, it is possible to use the =/usr/bin/sleep= command:</text:p>
      <text:p text:style-name="P25">perf stat -B -ecycles:u,instructions:u -a sleep 5</text:p>
      <text:p text:style-name="P30"/>
      <text:p text:style-name="P31"><text:s/><text:span text:style-name="T2">Performance counter stats for 'sleep 5':</text:span></text:p>
      <text:p text:style-name="P30"/>
      <text:p text:style-name="P31"><text:s text:c="6"/><text:span text:style-name="T2">766,271,289 cycles</text:span></text:p>
      <text:p text:style-name="P31"><text:s text:c="6"/><text:span text:style-name="T2">596,796,091 instructions <text:s text:c="12"/># <text:s text:c="5"/>0.779 IPC</text:span></text:p>
      <text:p text:style-name="P30"/>
      <text:p text:style-name="P31"><text:s text:c="7"/><text:span text:style-name="T2">5.001191353 <text:s/>seconds time elapsed</text:span></text:p>
      <text:p text:style-name="P29"/>
      <text:p text:style-name="P4"><text:span text:style-name="T4">It is possible to restrict monitoring to a subset of the CPUS using the </text:span><text:span text:style-name="Teletype"><text:span text:style-name="T11">-C</text:span></text:span><text:span text:style-name="T4"> option. A list of CPUs to monitor can be passed. For instance, to measure on CPU0, CPU2 and CPU3:</text:span></text:p>
      <text:p text:style-name="P26">perf stat -B -e cycles:u,instructions:u -a -C 0,2-3 sleep 5</text:p>
      <text:p text:style-name="P5">The demonstration machine has only two CPUs, but we can limit to CPU 1.</text:p>
      <text:p text:style-name="P25">perf stat -B -e cycles:u,instructions:u -a -C 1 sleep 5</text:p>
      <text:p text:style-name="P30"/>
      <text:p text:style-name="P31"><text:s/><text:span text:style-name="T2">Performance counter stats for 'sleep 5':</text:span></text:p>
      <text:p text:style-name="P30"/>
      <text:p text:style-name="P31"><text:s text:c="6"/><text:span text:style-name="T2">301,141,166 cycles</text:span></text:p>
      <text:p text:style-name="P31"><text:s text:c="6"/><text:span text:style-name="T2">225,595,284 instructions <text:s text:c="12"/># <text:s text:c="5"/>0.749 IPC</text:span></text:p>
      <text:p text:style-name="P30"/>
      <text:p text:style-name="P31"><text:s text:c="7"/><text:span text:style-name="T2">5.002125198 <text:s/>seconds time elapsed</text:span></text:p>
      <text:p text:style-name="P29"/>
      <text:p text:style-name="P5">Counts are aggregated across all the monitored CPUs. Notice how the number of counted cycles and instructions are both halved when measuring a single CPU.</text:p>
      <text:h text:style-name="P35" text:outline-level="4"><text:bookmark text:name="Attaching_to_a_running_process"/>Attaching to a running process</text:h>
      <text:p text:style-name="P4"><text:span text:style-name="T4">It is possible to use perf to attach to an already running thread or process. This requires the permission to attach along with the thread or process ID. To attach to a process, the </text:span><text:span text:style-name="Teletype"><text:span text:style-name="T11">-p</text:span></text:span><text:span text:style-name="T4"> option must be the process ID. To attach to the sshd service that is commonly running on many Linux machines, issue:</text:span></text:p>
      <text:p text:style-name="P25">ps ax | fgrep sshd</text:p>
      <text:p text:style-name="P30"/>
      <text:p text:style-name="P31"><text:s/><text:span text:style-name="T2">2262 ? <text:s text:c="7"/>Ss <text:s text:c="4"/>0:00 /usr/sbin/sshd -D</text:span></text:p>
      <text:p text:style-name="P31"><text:s/><text:span text:style-name="T2">2787 pts/0 <text:s text:c="3"/>S+ <text:s text:c="4"/>0:00 fgrep --color=auto sshd</text:span></text:p>
      <text:p text:style-name="P30"/>
      <text:p text:style-name="P32">perf stat -e cycles -p 2262 sleep 2</text:p>
      <text:p text:style-name="P30"/>
      <text:p text:style-name="P31"><text:s/><text:span text:style-name="T2">Performance counter stats for process id '2262':</text:span></text:p>
      <text:p text:style-name="P30"/>
      <text:p text:style-name="P31"><text:s text:c="4"/><text:span text:style-name="T2">&lt;not counted&gt; cycles</text:span></text:p>
      <text:p text:style-name="P30"/>
      <text:p text:style-name="P31"><text:s text:c="7"/><text:span text:style-name="T2">2.001263149 <text:s/>seconds time elapsed</text:span></text:p>
      <text:p text:style-name="P29"><text:soft-page-break/></text:p>
      <text:p text:style-name="P4"><text:span text:style-name="T4">What determines the duration of the measurement is the command to execute. Even though we are attaching to a process, we can still pass the name of a command. It is used to time the measurement. Without it, </text:span><text:span text:style-name="Teletype"><text:span text:style-name="T11">perf</text:span></text:span><text:span text:style-name="T4"> monitors until it is killed. Also note that when attaching to a process, all threads of the process are monitored. Furthermore, given that inheritance is on by default, child processes or threads will also be monitored. To turn this off, you must use the </text:span><text:span text:style-name="Teletype"><text:span text:style-name="T11">-i</text:span></text:span><text:span text:style-name="T4"> option. It is possible to attach a specific thread within a process. By thread, we mean kernel visible thread. In other words, a thread visible by the </text:span><text:span text:style-name="Teletype"><text:span text:style-name="T11">ps</text:span></text:span><text:span text:style-name="T4"> or </text:span><text:span text:style-name="Teletype"><text:span text:style-name="T11">top</text:span></text:span><text:span text:style-name="T4"> commands. To attach to a thread, the </text:span><text:span text:style-name="Teletype"><text:span text:style-name="T11">-t</text:span></text:span><text:span text:style-name="T4"> option must be used. We look at </text:span><text:span text:style-name="Teletype"><text:span text:style-name="T11">rsyslogd</text:span></text:span><text:span text:style-name="T4">, because it always runs on Ubuntu 11.04, with multiple threads.</text:span></text:p>
      <text:p text:style-name="P25">ps -L ax | fgrep rsyslogd | head -5</text:p>
      <text:p text:style-name="P30"/>
      <text:p text:style-name="P31"><text:s/><text:span text:style-name="T2">889 <text:s text:c="2"/>889 ? <text:s text:c="7"/>Sl <text:s text:c="4"/>0:00 rsyslogd -c4</text:span></text:p>
      <text:p text:style-name="P31"><text:s/><text:span text:style-name="T2">889 <text:s text:c="2"/>932 ? <text:s text:c="7"/>Sl <text:s text:c="4"/>0:00 rsyslogd -c4</text:span></text:p>
      <text:p text:style-name="P31"><text:s/><text:span text:style-name="T2">889 <text:s text:c="2"/>933 ? <text:s text:c="7"/>Sl <text:s text:c="4"/>0:00 rsyslogd -c4</text:span></text:p>
      <text:p text:style-name="P31"><text:s/><text:span text:style-name="T2">2796 <text:s/>2796 pts/0 <text:s text:c="3"/>S+ <text:s text:c="4"/>0:00 fgrep --color=auto rsyslogd</text:span></text:p>
      <text:p text:style-name="P30"/>
      <text:p text:style-name="P32">perf stat -e cycles -t 932 sleep 2</text:p>
      <text:p text:style-name="P30"/>
      <text:p text:style-name="P31"><text:s/><text:span text:style-name="T2">Performance counter stats for thread id '932':</text:span></text:p>
      <text:p text:style-name="P30"/>
      <text:p text:style-name="P31"><text:s text:c="4"/><text:span text:style-name="T2">&lt;not counted&gt; cycles</text:span></text:p>
      <text:p text:style-name="P30"/>
      <text:p text:style-name="P31"><text:s text:c="7"/><text:span text:style-name="T2">2.001037289 <text:s/>seconds time elapsed</text:span></text:p>
      <text:p text:style-name="P29"/>
      <text:p text:style-name="P5">In this example, the thread 932 did not run during the 2s of the measurement. Otherwise, we would see a count value. Attaching to kernel threads is possible, though not really recommended. Given that kernel threads tend to be pinned to a specific CPU, it is best to use the cpu-wide mode.</text:p>
      <text:p text:style-name="P4"/>
      <text:h text:style-name="P33" text:outline-level="3"><text:bookmark text:name="Options_controlling_output"/>Options controlling output</text:h>
      <text:p text:style-name="P4"><text:span text:style-name="Teletype"><text:span text:style-name="T11">perf stat</text:span></text:span><text:span text:style-name="T4"> can modify output to suit different needs.</text:span></text:p>
      <text:h text:style-name="P35" text:outline-level="4"><text:bookmark text:name="Pretty_printing_large_numbers"/>Pretty printing large numbers</text:h>
      <text:p text:style-name="P4"><text:span text:style-name="T4">For most people, it is hard to read large numbers. With </text:span><text:span text:style-name="Teletype"><text:span text:style-name="T11">perf stat</text:span></text:span><text:span text:style-name="T4">, it is possible to print large numbers using the comma separator for thousands (US-style). For that the </text:span><text:span text:style-name="Teletype"><text:span text:style-name="T11">-B</text:span></text:span><text:span text:style-name="T4"> option and the correct locale for </text:span><text:span text:style-name="Teletype"><text:span text:style-name="T11">LC_NUMERIC</text:span></text:span><text:span text:style-name="T4"> must be set. As the above example showed, Ubuntu already sets the locale information correctly. An explicit call looks as follows:</text:span></text:p>
      <text:p text:style-name="P25">LC_NUMERIC=en_US.UTF8 perf stat -B -e cycles:u,instructions:u dd if=/dev/zero of=/dev/null count=10000000</text:p>
      <text:p text:style-name="P30"/>
      <text:p text:style-name="P32">100000+0 records in</text:p>
      <text:p text:style-name="P32">100000+0 records out</text:p>
      <text:p text:style-name="P32">51200000 bytes (51 MB) copied, 0.0971547 s, 527 MB/s</text:p>
      <text:p text:style-name="P30"/>
      <text:p text:style-name="P31"><text:s/><text:span text:style-name="T2">Performance counter stats for 'dd if=/dev/zero of=/dev/null count=100000':</text:span></text:p>
      <text:p text:style-name="P30"/>
      <text:p text:style-name="P31"><text:s text:c="7"/><text:span text:style-name="T2">96,551,461 cycles</text:span></text:p>
      <text:p text:style-name="P31"><text:s text:c="7"/><text:span text:style-name="T2">38,176,009 instructions <text:s text:c="12"/># <text:s text:c="5"/>0.395 IPC</text:span></text:p>
      <text:p text:style-name="P30"/>
      <text:p text:style-name="P31"><text:s text:c="7"/><text:span text:style-name="T2">0.098556460 <text:s/>seconds time elapsed</text:span></text:p>
      <text:p text:style-name="P29"/>
      <text:h text:style-name="P35" text:outline-level="4"><text:bookmark text:name="Machine_readable_output"/>Machine readable output</text:h>
      <text:p text:style-name="P4"><text:span text:style-name="Teletype"><text:span text:style-name="T11">perf stat</text:span></text:span><text:span text:style-name="T4"> can also print counts in a format that can easily be imported into a spreadsheet or parsed by scripts. The </text:span><text:span text:style-name="Teletype"><text:span text:style-name="T11">-x</text:span></text:span><text:span text:style-name="T4"> option alters the format of the output and allows users to pass a field delimiter. This makes is easy to produce CSV-style output:</text:span></text:p>
      <text:p text:style-name="P25"><text:soft-page-break/>perf stat <text:s/>-x, date</text:p>
      <text:p text:style-name="P30"/>
      <text:p text:style-name="P32">Thu May 26 21:11:07 EDT 2011</text:p>
      <text:p text:style-name="P32">884,cache-misses</text:p>
      <text:p text:style-name="P32">32559,cache-references</text:p>
      <text:p text:style-name="P32">&lt;not counted&gt;,branch-misses</text:p>
      <text:p text:style-name="P32">&lt;not counted&gt;,branches</text:p>
      <text:p text:style-name="P32">&lt;not counted&gt;,instructions</text:p>
      <text:p text:style-name="P32">&lt;not counted&gt;,cycles</text:p>
      <text:p text:style-name="P32">188,page-faults</text:p>
      <text:p text:style-name="P32">2,CPU-migrations</text:p>
      <text:p text:style-name="P32">0,context-switches</text:p>
      <text:p text:style-name="P28">2.350642,task-clock-msecs</text:p>
      <text:p text:style-name="P4"><text:span text:style-name="T4">Note that the </text:span><text:span text:style-name="Teletype"><text:span text:style-name="T11">-x</text:span></text:span><text:span text:style-name="T4"> option is not compatible with </text:span><text:span text:style-name="Teletype"><text:span text:style-name="T11">-B</text:span></text:span><text:span text:style-name="T4">.</text:span></text:p>
      <text:h text:style-name="P21" text:outline-level="2"><text:bookmark text:name="Sampling_with_perf_record"/><text:span text:style-name="T7">Sampling with </text:span><text:span text:style-name="Teletype"><text:span text:style-name="T12">perf record</text:span></text:span></text:h>
      <text:p text:style-name="P4"><text:span text:style-name="T4">The </text:span><text:span text:style-name="Teletype"><text:span text:style-name="T11">perf</text:span></text:span><text:span text:style-name="T4"> tool can be used to collect profiles on per-thread, per-process and per-cpu basis.</text:span></text:p>
      <text:p text:style-name="P4"><text:span text:style-name="T4">There are several commands associated with sampling: </text:span><text:span text:style-name="Teletype"><text:span text:style-name="T11">record</text:span></text:span><text:span text:style-name="T4">, </text:span><text:span text:style-name="Teletype"><text:span text:style-name="T11">report</text:span></text:span><text:span text:style-name="T4">, </text:span><text:span text:style-name="Teletype"><text:span text:style-name="T11">annotate</text:span></text:span><text:span text:style-name="T4">. You must first collect the samples using </text:span><text:span text:style-name="Teletype"><text:span text:style-name="T11">perf record</text:span></text:span><text:span text:style-name="T4">. This generates an output file called </text:span><text:span text:style-name="Teletype"><text:span text:style-name="T11">perf.data</text:span></text:span><text:span text:style-name="T4">. That file can then be analyzed, possibly on another machine, using the </text:span><text:span text:style-name="Teletype"><text:span text:style-name="T11">perf report</text:span></text:span><text:span text:style-name="T4"> and </text:span><text:span text:style-name="Teletype"><text:span text:style-name="T11">perf annotate</text:span></text:span><text:span text:style-name="T4"> commands. The model is fairly similar to that of OProfile.</text:span></text:p>
      <text:h text:style-name="P33" text:outline-level="3"><text:bookmark text:name="Event-based_sampling_overview"/>Event-based sampling overview</text:h>
      <text:p text:style-name="P5">Perf_events is based on event-based sampling. The period is expressed as the number of occurrences of an event, not the number of timer ticks. A sample is recorded when the sampling counter overflows, i.e., wraps from 2^64 back to 0. No PMU implements 64-bit hardware counters, but perf_events emulates such counters in software.</text:p>
      <text:p text:style-name="P5">The way perf_events emulates 64-bit counter is limited to expressing sampling periods using the number of bits in the actual hardware counters. If this is smaller than 64, the kernel <text:span text:style-name="T1">silently</text:span>truncates the period in this case. Therefore, it is best if the period is always smaller than 2^31 if running on 32-bit systems.</text:p>
      <text:p text:style-name="P5">On counter overflow, the kernel records information, i.e., a sample, about the execution of the program. What gets recorded depends on the type of measurement. This is all specified by the user and the tool. But the key information that is common in all samples is the instruction pointer, i.e. where was the program when it was interrupted.</text:p>
      <text:p text:style-name="P5">Interrupt-based sampling introduces skids on modern processors. That means that the instruction pointer stored in each sample designates the place where the program was interrupted to process the PMU interrupt, not the place where the counter actually overflows, i.e., where it was at the end of the sampling period. In some case, the distance between those two points may be several dozen instructions or more if there were taken branches. When the program cannot make forward progress, those two locations are indeed identical. <text:span text:style-name="T18">For this reason, care must be taken</text:span> when interpreting profiles<text:span text:style-name="T18">.</text:span></text:p>
      <text:h text:style-name="P35" text:outline-level="4"><text:bookmark text:name="Default_event:_cycle_counting"/>Default event: cycle counting</text:h>
      <text:p text:style-name="P4"><text:span text:style-name="T4">By default, </text:span><text:span text:style-name="Teletype"><text:span text:style-name="T11">perf record</text:span></text:span><text:span text:style-name="T4"> uses the </text:span><text:span text:style-name="Teletype"><text:span text:style-name="T11">cycles</text:span></text:span><text:span text:style-name="T4"> event as the sampling event. This is a generic hardware event that is mapped to a hardware-specific PMU event by the kernel. For Intel, it is mapped to </text:span><text:span text:style-name="Teletype"><text:span text:style-name="T11">UNHALTED_CORE_CYCLES</text:span></text:span><text:span text:style-name="T4">. This event does not maintain a constant correlation to time in the presence of CPU frequency scaling. Intel provides another event, called </text:span><text:span text:style-name="Teletype"><text:span text:style-name="T11">UNHALTED_REFERENCE_CYCLES</text:span></text:span><text:span text:style-name="T4"> but this event is NOT currently available with perf_events.</text:span></text:p>
      <text:p text:style-name="P4"><text:span text:style-name="T4">On AMD systems, the event is mapped to </text:span><text:span text:style-name="Teletype"><text:span text:style-name="T11">CPU_CLK_UNHALTED</text:span></text:span><text:span text:style-name="T4"> and this event is also subject to frequency scaling. On any Intel or AMD processor, the </text:span><text:span text:style-name="Teletype"><text:span text:style-name="T11">cycle</text:span></text:span><text:span text:style-name="T4"> event does not count when the processor is idle, i.e., when it calls </text:span><text:span text:style-name="Teletype"><text:span text:style-name="T11">mwait()</text:span></text:span><text:span text:style-name="T4">.</text:span></text:p>
      <text:h text:style-name="P35" text:outline-level="4"><text:bookmark text:name="Period_and_rate"/>Period and rate</text:h>
      <text:p text:style-name="P5">The perf_events interface allows two modes to express the sampling period:</text:p>
      <text:list xml:id="list7836335346286135616" text:style-name="L7">
        <text:list-item>
          <text:p text:style-name="P9">the number of occurrences of the event (period)</text:p>
        </text:list-item>
        <text:list-item>
          <text:p text:style-name="P14">the average rate of samples/sec (frequency)</text:p>
        </text:list-item>
      </text:list>
      <text:p text:style-name="P4"><text:soft-page-break/><text:span text:style-name="T4">The </text:span><text:span text:style-name="Teletype"><text:span text:style-name="T11">perf</text:span></text:span><text:span text:style-name="T4"> tool defaults to the average rate. It is set to 1000Hz, or 1000 samples/sec. That means that the kernel is dynamically adjusting the sampling period to achieve the target average rate. The adjustment in period is reported in the raw profile data. In contrast, with the other mode, the sampling period is set by the user and does not vary between samples. There is currently no support for sampling period randomization.</text:span></text:p>
      <text:h text:style-name="P33" text:outline-level="3"><text:bookmark text:name="Collecting_samples"/>Collecting samples</text:h>
      <text:p text:style-name="P4"><text:span text:style-name="T4">By default, </text:span><text:span text:style-name="Teletype"><text:span text:style-name="T11">perf record</text:span></text:span><text:span text:style-name="T4"> operates in per-thread mode, with inherit mode enabled. The simplest mode looks as follows, when executing a simple program that busy loops:</text:span></text:p>
      <text:p text:style-name="P25">perf record ./noploop 1</text:p>
      <text:p text:style-name="P30"/>
      <text:p text:style-name="P32">[ perf record: Woken up 1 times to write data ]</text:p>
      <text:p text:style-name="P28">[ perf record: Captured and wrote 0.002 MB perf.data (~89 samples) ]</text:p>
      <text:p text:style-name="P4"><text:span text:style-name="T4">The example above collects samples for event </text:span><text:span text:style-name="Teletype"><text:span text:style-name="T11">cycles</text:span></text:span><text:span text:style-name="T4"> at an average target rate of 1000Hz. The resulting samples are saved into the </text:span><text:span text:style-name="Teletype"><text:span text:style-name="T11">perf.data</text:span></text:span><text:span text:style-name="T4"> file. If the file already existed, you may be prompted to pass </text:span><text:span text:style-name="Teletype"><text:span text:style-name="T11">-f</text:span></text:span><text:span text:style-name="T4"> to overwrite it. To put the results in a specific file, use the </text:span><text:span text:style-name="Teletype"><text:span text:style-name="T11">-o</text:span></text:span><text:span text:style-name="T4"> option.</text:span></text:p>
      <text:p text:style-name="P4"><text:span text:style-name="T4">WARNING: The number of reported samples is only an </text:span><text:span text:style-name="T5">estimate</text:span><text:span text:style-name="T4">. It does not reflect the actual number of samples collected. The estimate is based on the number of bytes written to the </text:span><text:span text:style-name="Teletype"><text:span text:style-name="T11">perf.data</text:span></text:span><text:span text:style-name="T4"> file and the minimal sample size. But the size of each sample depends on the type of measurement. Some samples are generated by the counters themselves but others are recorded to support symbol correlation during post-processing, e.g., </text:span><text:span text:style-name="Teletype"><text:span text:style-name="T11">mmap()</text:span></text:span><text:span text:style-name="T4"> information.</text:span></text:p>
      <text:p text:style-name="P4"><text:span text:style-name="T4">To get an accurate number of samples for the </text:span><text:span text:style-name="Teletype"><text:span text:style-name="T11">perf.data</text:span></text:span><text:span text:style-name="T4"> file, it is possible to use the </text:span><text:span text:style-name="Teletype"><text:span text:style-name="T11">perf report</text:span></text:span><text:span text:style-name="T4"> command:</text:span></text:p>
      <text:p text:style-name="P25">perf record ./noploop 1</text:p>
      <text:p text:style-name="P30"/>
      <text:p text:style-name="P32">[ perf record: Woken up 1 times to write data ]</text:p>
      <text:p text:style-name="P32">[ perf record: Captured and wrote 0.058 MB perf.data (~2526 samples) ]</text:p>
      <text:p text:style-name="P32">perf report -D -i perf.data | fgrep RECORD_SAMPLE | wc -l</text:p>
      <text:p text:style-name="P30"/>
      <text:p text:style-name="P32">1280</text:p>
      <text:p text:style-name="P29"/>
      <text:p text:style-name="P4"><text:span text:style-name="T4">To specify a custom rate, it is necessary to use the </text:span><text:span text:style-name="Teletype"><text:span text:style-name="T11">-F</text:span></text:span><text:span text:style-name="T4"> option. For instance, to sample on event </text:span><text:span text:style-name="Teletype"><text:span text:style-name="T11">instructions</text:span></text:span><text:span text:style-name="T4"> only at the user level and</text:span></text:p>
      <text:p text:style-name="P26">at an average rate of 250 samples/sec:</text:p>
      <text:p text:style-name="P25">perf record -e instructions:u -F 250 ./noploop 4</text:p>
      <text:p text:style-name="P30"/>
      <text:p text:style-name="P32">[ perf record: Woken up 1 times to write data ]</text:p>
      <text:p text:style-name="P32">[ perf record: Captured and wrote 0.049 MB perf.data (~2160 samples) ]</text:p>
      <text:p text:style-name="P29"/>
      <text:p text:style-name="P4"><text:span text:style-name="T4">To specify a sampling period, instead, the </text:span><text:span text:style-name="Teletype"><text:span text:style-name="T11">-c</text:span></text:span><text:span text:style-name="T4"> option must be used. For instance, to collect a sample every 2000 occurrences of event </text:span><text:span text:style-name="Teletype"><text:span text:style-name="T11">instructions</text:span></text:span><text:span text:style-name="T4"> only at the user level only:</text:span></text:p>
      <text:p text:style-name="P25">perf record -e retired_instructions:u -c 2000 ./noploop 4</text:p>
      <text:p text:style-name="P30"/>
      <text:p text:style-name="P32">[ perf record: Woken up 55 times to write data ]</text:p>
      <text:p text:style-name="P32">[ perf record: Captured and wrote 13.514 MB perf.data (~590431 samples) ]</text:p>
      <text:p text:style-name="P29"/>
      <text:h text:style-name="P33" text:outline-level="3"><text:bookmark text:name="Processor-wide_mode_2"/>Processor-wide mode</text:h>
      <text:p text:style-name="P4"><text:span text:style-name="T4">In per-cpu mode mode, samples are collected for all threads executing on the monitored CPU. To switch </text:span><text:span text:style-name="Teletype"><text:span text:style-name="T11">perf record</text:span></text:span><text:span text:style-name="T4"> in per-cpu mode, the </text:span><text:span text:style-name="Teletype"><text:span text:style-name="T11">-a</text:span></text:span><text:span text:style-name="T4"> option must be used. By default in this mode, </text:span><text:span text:style-name="T5">ALL</text:span><text:span text:style-name="T4">online CPUs are monitored. It is possible to restrict to the a subset of CPUs using the </text:span><text:span text:style-name="Teletype"><text:span text:style-name="T11">-C</text:span></text:span><text:span text:style-name="T4"> option, as explained with </text:span><text:span text:style-name="Teletype"><text:span text:style-name="T11">perf stat</text:span></text:span><text:span text:style-name="T4"> above.</text:span></text:p>
      <text:p text:style-name="P4"><text:soft-page-break/><text:span text:style-name="T4">To sample on </text:span><text:span text:style-name="Teletype"><text:span text:style-name="T11">cycles</text:span></text:span><text:span text:style-name="T4"> at both user and kernel levels for 5s on all CPUS with an average target rate of 1000 samples/sec:</text:span></text:p>
      <text:p text:style-name="P25">perf record -a -F 1000 sleep 5</text:p>
      <text:p text:style-name="P30"/>
      <text:p text:style-name="P32">[ perf record: Woken up 1 times to write data ]</text:p>
      <text:p text:style-name="P32">[ perf record: Captured and wrote 0.523 MB perf.data (~22870 samples) ]</text:p>
      <text:p text:style-name="P29"/>
      <text:h text:style-name="P21" text:outline-level="2"><text:bookmark text:name="Sample_analysis_with_perf_report"/><text:span text:style-name="T7">Sample analysis with </text:span><text:span text:style-name="Teletype"><text:span text:style-name="T12">perf report</text:span></text:span></text:h>
      <text:p text:style-name="P4"><text:span text:style-name="T4">Samples collected by </text:span><text:span text:style-name="Teletype"><text:span text:style-name="T11">perf record</text:span></text:span><text:span text:style-name="T4"> are saved into a binary file called, by default, </text:span><text:span text:style-name="Teletype"><text:span text:style-name="T11">perf.data</text:span></text:span><text:span text:style-name="T4">. The </text:span><text:span text:style-name="Teletype"><text:span text:style-name="T11">perf report</text:span></text:span><text:span text:style-name="T4"> command reads this file and generates a concise execution profile. By default, samples are sorted by functions with the most samples first. It is possible to customize the sorting order and therefore to view the data differently.</text:span></text:p>
      <text:p text:style-name="P25">perf report</text:p>
      <text:p text:style-name="P30"/>
      <text:p text:style-name="P32"># Events: 1K cycles</text:p>
      <text:p text:style-name="P32">#</text:p>
      <text:p text:style-name="P32"># Overhead <text:s text:c="9"/>Command <text:s text:c="18"/>Shared Object <text:s/>Symbol</text:p>
      <text:p text:style-name="P32"># ........ <text:s/>............... <text:s/>.............................. <text:s/>.....................................</text:p>
      <text:p text:style-name="P32">#</text:p>
      <text:p text:style-name="P31"><text:s text:c="4"/><text:span text:style-name="T2">28.15% <text:s text:c="5"/>firefox-bin <text:s/>libxul.so <text:s text:c="22"/>[.] 0xd10b45</text:span></text:p>
      <text:p text:style-name="P31"><text:s text:c="5"/><text:span text:style-name="T2">4.45% <text:s text:c="9"/>swapper <text:s/>[kernel.kallsyms] <text:s text:c="14"/>[k] mwait_idle_with_hints</text:span></text:p>
      <text:p text:style-name="P31"><text:s text:c="5"/><text:span text:style-name="T2">4.26% <text:s text:c="9"/>swapper <text:s/>[kernel.kallsyms] <text:s text:c="14"/>[k] read_hpet</text:span></text:p>
      <text:p text:style-name="P31"><text:s text:c="5"/><text:span text:style-name="T2">2.13% <text:s text:c="5"/>firefox-bin <text:s/>firefox-bin <text:s text:c="20"/>[.] 0x1e3d</text:span></text:p>
      <text:p text:style-name="P31"><text:s text:c="5"/><text:span text:style-name="T2">1.40% <text:s/>unity-panel-ser <text:s/>libglib-2.0.so.0.2800.6 <text:s text:c="8"/>[.] 0x886f1</text:span></text:p>
      <text:p text:style-name="P27"><text:s text:c="5"/><text:span text:style-name="T2">[...]</text:span></text:p>
      <text:p text:style-name="P4"><text:span text:style-name="T4">The column 'Overhead' indicates the percentage of the overall samples collected in the corresponding function. The second column reports the process from which the samples were collected. In per-thread/per-process mode, this is always the name of the monitored command. But in cpu-wide mode, the command can vary. The third column shows the name of the ELF image where the samples came from. If a program is dynamically linked, then this may show the name of a shared library. When the samples come from the kernel, then the pseudo ELF image name </text:span><text:span text:style-name="Teletype"><text:span text:style-name="T11">[kernel.kallsyms]</text:span></text:span><text:span text:style-name="T4"> is used. The fourth column indicates the privilege level at which the sample was taken, i.e. when the program was running when it was interrupted:</text:span></text:p>
      <text:list xml:id="list533047991422419611" text:style-name="L8">
        <text:list-item>
          <text:p text:style-name="P10">[.] : user level</text:p>
        </text:list-item>
        <text:list-item>
          <text:p text:style-name="P15">[k]: kernel level</text:p>
        </text:list-item>
        <text:list-item>
          <text:p text:style-name="P15">[g]: guest kernel level (virtualization)</text:p>
        </text:list-item>
        <text:list-item>
          <text:p text:style-name="P15">[u]: guest os user space</text:p>
        </text:list-item>
        <text:list-item>
          <text:p text:style-name="P15">[H]: hypervisor</text:p>
        </text:list-item>
      </text:list>
      <text:p text:style-name="P5">The final column shows the symbol name.</text:p>
      <text:p text:style-name="P5">There are many different ways samples can be presented, i.e., sorted. To sort by shared objects, i.e., dsos:</text:p>
      <text:p text:style-name="P25">perf report --sort=dso</text:p>
      <text:p text:style-name="P30"/>
      <text:p text:style-name="P32"># Events: 1K cycles</text:p>
      <text:p text:style-name="P32">#</text:p>
      <text:p text:style-name="P32"># Overhead <text:s text:c="18"/>Shared Object</text:p>
      <text:p text:style-name="P32"># ........ <text:s/>..............................</text:p>
      <text:p text:style-name="P32">#</text:p>
      <text:p text:style-name="P31"><text:s text:c="4"/><text:span text:style-name="T2">38.08% <text:s/>[kernel.kallsyms]</text:span></text:p>
      <text:p text:style-name="P31"><text:s text:c="4"/><text:span text:style-name="T2">28.23% <text:s/>libxul.so</text:span></text:p>
      <text:p text:style-name="P31"><text:s text:c="5"/><text:span text:style-name="T2">3.97% <text:s/>libglib-2.0.so.0.2800.6</text:span></text:p>
      <text:p text:style-name="P31"><text:s text:c="5"/><text:span text:style-name="T2">3.72% <text:s/>libc-2.13.so</text:span></text:p>
      <text:p text:style-name="P31"><text:s text:c="5"/><text:span text:style-name="T2">3.46% <text:s/>libpthread-2.13.so</text:span></text:p>
      <text:p text:style-name="P31"><text:s text:c="5"/><text:span text:style-name="T2">2.13% <text:s/>firefox-bin</text:span></text:p>
      <text:p text:style-name="P31"><text:s text:c="5"/><text:span text:style-name="T2">1.51% <text:s/>libdrm_intel.so.1.0.0</text:span></text:p>
      <text:p text:style-name="P31"><text:soft-page-break/><text:s text:c="5"/><text:span text:style-name="T2">1.38% <text:s/>dbus-daemon</text:span></text:p>
      <text:p text:style-name="P31"><text:s text:c="5"/><text:span text:style-name="T2">1.36% <text:s/>[drm]</text:span></text:p>
      <text:p text:style-name="P27"><text:s text:c="5"/><text:span text:style-name="T2">[...]</text:span></text:p>
      <text:p text:style-name="P4"/>
      <text:h text:style-name="P33" text:outline-level="3"><text:bookmark text:name="Options_controlling_output_2"/>Options controlling output</text:h>
      <text:p text:style-name="P5">To make the output easier to parse, it is possible to change the column separator to a single character:</text:p>
      <text:p text:style-name="P26">perf report -t</text:p>
      <text:h text:style-name="P33" text:outline-level="3"><text:bookmark text:name="Options_controlling_kernel_reporting"/>Options controlling kernel reporting</text:h>
      <text:p text:style-name="P4"><text:span text:style-name="T4">The </text:span><text:span text:style-name="Teletype"><text:span text:style-name="T11">perf</text:span></text:span><text:span text:style-name="T4"> tool does not know how to extract symbols form compressed kernel images (vmlinuz). Therefore, users must pass the path of the uncompressed kernel using the </text:span><text:span text:style-name="Teletype"><text:span text:style-name="T11">-k</text:span></text:span><text:span text:style-name="T4"> option:</text:span></text:p>
      <text:p text:style-name="P26">perf report -k /tmp/vmlinux</text:p>
      <text:p text:style-name="P5">Of course, this works only if the kernel is compiled to with debug symbols.</text:p>
      <text:h text:style-name="P33" text:outline-level="3"><text:bookmark text:name="Processor-wide_mode_3"/>Processor-wide mode</text:h>
      <text:p text:style-name="P5">In per-cpu mode, samples are recorded from all threads running on the monitored CPUs. As as result, samples from many different processes may be collected. For instance, if we monitor across all CPUs for 5s:</text:p>
      <text:p text:style-name="P25">perf record -a sleep 5</text:p>
      <text:p text:style-name="P32">perf report</text:p>
      <text:p text:style-name="P30"/>
      <text:p text:style-name="P32"># Events: 354 <text:s/>cycles</text:p>
      <text:p text:style-name="P32">#</text:p>
      <text:p text:style-name="P32"># Overhead <text:s text:c="9"/>Command <text:s text:c="14"/>Shared Object <text:s/>Symbol</text:p>
      <text:p text:style-name="P32"># ........ <text:s/>............... <text:s/>.......................... <text:s/>......................................</text:p>
      <text:p text:style-name="P32">#</text:p>
      <text:p text:style-name="P31"><text:s text:c="4"/><text:span text:style-name="T2">13.20% <text:s text:c="9"/>swapper <text:s/>[kernel.kallsyms] <text:s text:c="10"/>[k] read_hpet</text:span></text:p>
      <text:p text:style-name="P31"><text:s text:c="5"/><text:span text:style-name="T2">7.53% <text:s text:c="9"/>swapper <text:s/>[kernel.kallsyms] <text:s text:c="10"/>[k] mwait_idle_with_hints</text:span></text:p>
      <text:p text:style-name="P31"><text:s text:c="5"/><text:span text:style-name="T2">4.40% <text:s text:c="3"/>perf_2.6.38-8 <text:s/>[kernel.kallsyms] <text:s text:c="10"/>[k] _raw_spin_unlock_irqrestore</text:span></text:p>
      <text:p text:style-name="P31"><text:s text:c="5"/><text:span text:style-name="T2">4.07% <text:s text:c="3"/>perf_2.6.38-8 <text:s/>perf_2.6.38-8 <text:s text:c="14"/>[.] 0x34e1b</text:span></text:p>
      <text:p text:style-name="P31"><text:s text:c="5"/><text:span text:style-name="T2">3.88% <text:s text:c="3"/>perf_2.6.38-8 <text:s/>[kernel.kallsyms] <text:s text:c="10"/>[k] format_decode</text:span></text:p>
      <text:p text:style-name="P27"><text:s text:c="5"/><text:span text:style-name="T2">[...]</text:span></text:p>
      <text:p text:style-name="P5">When the symbol is printed as an hexadecimal address, this is because the ELF image does not have a symbol table. This happens when binaries are stripped. We can sort by cpu as well. This could be useful to determine if the workload is well balanced:</text:p>
      <text:p text:style-name="P25">perf report --sort=cpu</text:p>
      <text:p text:style-name="P30"/>
      <text:p text:style-name="P32"># Events: 354 <text:s/>cycles</text:p>
      <text:p text:style-name="P32">#</text:p>
      <text:p text:style-name="P32"># Overhead <text:s/>CPU</text:p>
      <text:p text:style-name="P32"># ........ <text:s/>...</text:p>
      <text:p text:style-name="P32">#</text:p>
      <text:p text:style-name="P31"><text:s text:c="3"/><text:span text:style-name="T2">65.85% <text:s/>1</text:span></text:p>
      <text:p text:style-name="P27"><text:s text:c="3"/><text:span text:style-name="T2">34.15% <text:s/>0</text:span></text:p>
      <text:h text:style-name="P33" text:outline-level="3"><text:bookmark text:name="Overhead_calculation"/>Overhead calculation</text:h>
      <text:p text:style-name="P5">The overhead can be shown in two columns as 'Children' and 'Self' when perf collects callchains. The 'self' overhead is simply calculated by adding all period values of the entry - usually a function (symbol). This is the value that perf shows traditionally and sum of all the 'self' overhead values should be 100%.</text:p>
      <text:p text:style-name="P5"><text:soft-page-break/>The 'children' overhead is calculated by adding all period values of the child functions so that it can show the total overhead of the higher level functions even if they don't directly execute much. 'Children' here means functions that are called from another (parent) function.</text:p>
      <text:p text:style-name="P5">It might be confusing that the sum of all the 'children' overhead values exceeds 100% since each of them is already an accumulation of 'self' overhead of its child functions. But with this enabled, users can find which function has the most overhead even if samples are spread over the children.</text:p>
      <text:p text:style-name="P5">Consider the following example; there are three functions like below.</text:p>
      <text:p text:style-name="P25">void foo(void) {</text:p>
      <text:p text:style-name="P31"><text:s text:c="4"/><text:span text:style-name="T2">/* do something */</text:span></text:p>
      <text:p text:style-name="P32">}</text:p>
      <text:p text:style-name="P30"/>
      <text:p text:style-name="P32">void bar(void) {</text:p>
      <text:p text:style-name="P31"><text:s text:c="4"/><text:span text:style-name="T2">/* do something */</text:span></text:p>
      <text:p text:style-name="P31"><text:s text:c="4"/><text:span text:style-name="T2">foo();</text:span></text:p>
      <text:p text:style-name="P32">}</text:p>
      <text:p text:style-name="P30"/>
      <text:p text:style-name="P32">int main(void) {</text:p>
      <text:p text:style-name="P31"><text:s text:c="4"/><text:span text:style-name="T2">bar()</text:span></text:p>
      <text:p text:style-name="P31"><text:s text:c="4"/><text:span text:style-name="T2">return 0;</text:span></text:p>
      <text:p text:style-name="P28">}</text:p>
      <text:p text:style-name="P5">In this case 'foo' is a child of 'bar', and 'bar' is an immediate child of 'main' so 'foo' also is a child of 'main'. In other words, 'main' is a parent of 'foo' and 'bar', and 'bar' is a parent of 'foo'.</text:p>
      <text:p text:style-name="P5">Suppose all samples are recorded in 'foo' and 'bar' only. When it's recorded with callchains the output will show something like below in the usual (self-overhead-only) output of perf report:</text:p>
      <text:p text:style-name="P25">Overhead <text:s/>Symbol</text:p>
      <text:p text:style-name="P32">........ <text:s/>.....................</text:p>
      <text:p text:style-name="P31"><text:s text:c="2"/><text:span text:style-name="T2">60.00% <text:s/>foo</text:span></text:p>
      <text:p text:style-name="P31"><text:s text:c="10"/><text:span text:style-name="T2">|</text:span></text:p>
      <text:p text:style-name="P31"><text:s text:c="10"/><text:span text:style-name="T2">--- foo</text:span></text:p>
      <text:p text:style-name="P31"><text:s text:c="14"/><text:span text:style-name="T2">bar</text:span></text:p>
      <text:p text:style-name="P31"><text:s text:c="14"/><text:span text:style-name="T2">main</text:span></text:p>
      <text:p text:style-name="P31"><text:s text:c="14"/><text:span text:style-name="T2">__libc_start_main</text:span></text:p>
      <text:p text:style-name="P30"/>
      <text:p text:style-name="P31"><text:s text:c="2"/><text:span text:style-name="T2">40.00% <text:s/>bar</text:span></text:p>
      <text:p text:style-name="P31"><text:s text:c="10"/><text:span text:style-name="T2">|</text:span></text:p>
      <text:p text:style-name="P31"><text:s text:c="10"/><text:span text:style-name="T2">--- bar</text:span></text:p>
      <text:p text:style-name="P31"><text:s text:c="14"/><text:span text:style-name="T2">main</text:span></text:p>
      <text:p text:style-name="P27"><text:s text:c="14"/><text:span text:style-name="T2">__libc_start_main</text:span></text:p>
      <text:p text:style-name="P5">When the --children option is enabled, the 'self' overhead values of child functions (i.e. 'foo' and 'bar') are added to the parents to calculate the 'children' overhead. In this case the report could be displayed as:</text:p>
      <text:p text:style-name="P25">Children <text:s text:c="5"/>Self <text:s/>Symbol</text:p>
      <text:p text:style-name="P32">........ <text:s/>........ <text:s/>....................</text:p>
      <text:p text:style-name="P31"><text:s/><text:span text:style-name="T2">100.00% <text:s text:c="4"/>0.00% <text:s/>__libc_start_main</text:span></text:p>
      <text:p text:style-name="P31"><text:s text:c="10"/><text:span text:style-name="T2">|</text:span></text:p>
      <text:p text:style-name="P31"><text:s text:c="10"/><text:span text:style-name="T2">--- __libc_start_main</text:span></text:p>
      <text:p text:style-name="P30"/>
      <text:p text:style-name="P31"><text:s/><text:span text:style-name="T2">100.00% <text:s text:c="4"/>0.00% <text:s/>main</text:span></text:p>
      <text:p text:style-name="P31"><text:s text:c="10"/><text:span text:style-name="T2">|</text:span></text:p>
      <text:p text:style-name="P31"><text:s text:c="10"/><text:span text:style-name="T2">--- main</text:span></text:p>
      <text:p text:style-name="P31"><text:s text:c="14"/><text:span text:style-name="T2">__libc_start_main</text:span></text:p>
      <text:p text:style-name="P30"/>
      <text:p text:style-name="P31"><text:s/><text:span text:style-name="T2">100.00% <text:s text:c="3"/>40.00% <text:s/>bar</text:span></text:p>
      <text:p text:style-name="P31"><text:s text:c="10"/><text:span text:style-name="T2">|</text:span></text:p>
      <text:p text:style-name="P31"><text:s text:c="10"/><text:span text:style-name="T2">--- bar</text:span></text:p>
      <text:p text:style-name="P31"><text:s text:c="14"/><text:span text:style-name="T2">main</text:span></text:p>
      <text:p text:style-name="P31"><text:s text:c="14"/><text:span text:style-name="T2">__libc_start_main</text:span></text:p>
      <text:p text:style-name="P30"><text:soft-page-break/></text:p>
      <text:p text:style-name="P31"><text:s text:c="2"/><text:span text:style-name="T2">60.00% <text:s text:c="3"/>60.00% <text:s/>foo</text:span></text:p>
      <text:p text:style-name="P31"><text:s text:c="10"/><text:span text:style-name="T2">|</text:span></text:p>
      <text:p text:style-name="P31"><text:s text:c="10"/><text:span text:style-name="T2">--- foo</text:span></text:p>
      <text:p text:style-name="P31"><text:s text:c="14"/><text:span text:style-name="T2">bar</text:span></text:p>
      <text:p text:style-name="P31"><text:s text:c="14"/><text:span text:style-name="T2">main</text:span></text:p>
      <text:p text:style-name="P27"><text:s text:c="14"/><text:span text:style-name="T2">__libc_start_main</text:span></text:p>
      <text:p text:style-name="P5">In the above output, the 'self' overhead of 'foo' (60%) was add to the 'children' overhead of 'bar', 'main' and '__libc_start_main'. Likewise, the 'self' overhead of 'bar' (40%) was added to the 'children' overhead of 'main' and '__libc_start_main'.</text:p>
      <text:p text:style-name="P5">So '__libc_start_main' and 'main' are shown first since they have same (100%) 'children' overhead (even though they have zero 'self' overhead) and they are the parents of 'foo' and 'bar'.</text:p>
      <text:p text:style-name="P5">Since v3.16 the 'children' overhead is shown by default and the output is sorted by its values. The 'children' overhead is disabled by specifying --no-children option on the command line or by adding 'report.children = false' or 'top.children = false' in the perf config file.</text:p>
      <text:h text:style-name="P21" text:outline-level="2"><text:bookmark text:name="Source_level_analysis_with_perf_annotate"/><text:span text:style-name="T7">Source level analysis with </text:span><text:span text:style-name="Teletype"><text:span text:style-name="T12">perf annotate</text:span></text:span></text:h>
      <text:p text:style-name="P4"><text:span text:style-name="T4">It is possible to drill down to the instruction level with </text:span><text:span text:style-name="Teletype"><text:span text:style-name="T11">perf annotate</text:span></text:span><text:span text:style-name="T4">. For that, you need to invoke </text:span><text:span text:style-name="Teletype"><text:span text:style-name="T11">perf annotate</text:span></text:span><text:span text:style-name="T4"> with the name of the command to annotate. All the functions with samples will be disassembled and each instruction will have its relative percentage of samples reported:</text:span></text:p>
      <text:p text:style-name="P25">perf record ./noploop 5</text:p>
      <text:p text:style-name="P32">perf annotate -d ./noploop</text:p>
      <text:p text:style-name="P30"/>
      <text:p text:style-name="P32">------------------------------------------------</text:p>
      <text:p text:style-name="P31"><text:s/><text:span text:style-name="T2">Percent | <text:s text:c="2"/>Source code &amp; Disassembly of noploop.noggdb</text:span></text:p>
      <text:p text:style-name="P32">------------------------------------------------</text:p>
      <text:p text:style-name="P31"><text:s text:c="8"/> <text:span text:style-name="T2">:</text:span></text:p>
      <text:p text:style-name="P31"><text:s text:c="8"/> <text:span text:style-name="T2">:</text:span></text:p>
      <text:p text:style-name="P31"><text:s text:c="8"/> <text:span text:style-name="T2">:</text:span></text:p>
      <text:p text:style-name="P31"><text:s text:c="8"/> <text:span text:style-name="T2">: <text:s text:c="2"/>Disassembly of section .text:</text:span></text:p>
      <text:p text:style-name="P31"><text:s text:c="8"/> <text:span text:style-name="T2">:</text:span></text:p>
      <text:p text:style-name="P31"><text:s text:c="8"/> <text:span text:style-name="T2">: <text:s text:c="2"/>08048484 &lt;main&gt;:</text:span></text:p>
      <text:p text:style-name="P31"><text:s text:c="4"/><text:span text:style-name="T2">0.00 : <text:s text:c="3"/>8048484: <text:s text:c="6"/>55 <text:s text:c="21"/>push <text:s/> %ebp</text:span></text:p>
      <text:p text:style-name="P31"><text:s text:c="4"/><text:span text:style-name="T2">0.00 : <text:s text:c="3"/>8048485: <text:s text:c="6"/>89 e5 <text:s text:c="18"/>mov <text:s text:c="2"/> %esp,%ebp</text:span></text:p>
      <text:p text:style-name="P32">[...]</text:p>
      <text:p text:style-name="P31"><text:s text:c="4"/><text:span text:style-name="T2">0.00 : <text:s text:c="3"/>8048530: <text:s text:c="6"/>eb 0b <text:s text:c="18"/>jmp <text:s text:c="3"/>804853d &lt;main+0xb9&gt;</text:span></text:p>
      <text:p text:style-name="P31"><text:s text:c="3"/><text:span text:style-name="T2">15.08 : <text:s text:c="3"/>8048532: <text:s text:c="6"/>8b 44 24 2c <text:s text:c="12"/>mov <text:s text:c="3"/>0x2c(%esp),%eax</text:span></text:p>
      <text:p text:style-name="P31"><text:s text:c="4"/><text:span text:style-name="T2">0.00 : <text:s text:c="3"/>8048536: <text:s text:c="6"/>83 c0 01 <text:s text:c="15"/>add <text:s text:c="3"/>$0x1,%eax</text:span></text:p>
      <text:p text:style-name="P31"><text:s text:c="3"/><text:span text:style-name="T2">14.52 : <text:s text:c="3"/>8048539: <text:s text:c="6"/>89 44 24 2c <text:s text:c="12"/>mov <text:s text:c="2"/> %eax,0x2c(%esp)</text:span></text:p>
      <text:p text:style-name="P31"><text:s text:c="3"/><text:span text:style-name="T2">14.27 : <text:s text:c="3"/>804853d: <text:s text:c="6"/>8b 44 24 2c <text:s text:c="12"/>mov <text:s text:c="3"/>0x2c(%esp),%eax</text:span></text:p>
      <text:p text:style-name="P31"><text:s text:c="3"/><text:span text:style-name="T2">56.13 : <text:s text:c="3"/>8048541: <text:s text:c="6"/>3d ff e0 f5 05 <text:s text:c="9"/>cmp <text:s text:c="3"/>$0x5f5e0ff,%eax</text:span></text:p>
      <text:p text:style-name="P31"><text:s text:c="4"/><text:span text:style-name="T2">0.00 : <text:s text:c="3"/>8048546: <text:s text:c="6"/>76 ea <text:s text:c="18"/>jbe <text:s text:c="3"/>8048532 &lt;main+0xae&gt;</text:span></text:p>
      <text:p text:style-name="P28">[...]</text:p>
      <text:p text:style-name="P5">The first column reports the percentage of samples for function ==noploop()== captured for at that instruction. As explained earlier, you should interpret this information carefully.</text:p>
      <text:p text:style-name="P4"><text:span text:style-name="Teletype"><text:span text:style-name="T11">perf annotate</text:span></text:span><text:span text:style-name="T4"> can generate sourcecode level information if the application is compiled with </text:span><text:span text:style-name="Teletype"><text:span text:style-name="T11">-ggdb</text:span></text:span><text:span text:style-name="T4">. The following snippet shows the much more informative output for the same execution of </text:span><text:span text:style-name="Teletype"><text:span text:style-name="T11">noploop</text:span></text:span><text:span text:style-name="T4"> when compiled with this debugging information.</text:span></text:p>
      <text:p text:style-name="P25">------------------------------------------------</text:p>
      <text:p text:style-name="P31"><text:s/><text:span text:style-name="T2">Percent | <text:s text:c="2"/>Source code &amp; Disassembly of noploop</text:span></text:p>
      <text:p text:style-name="P32">------------------------------------------------</text:p>
      <text:p text:style-name="P31"><text:s text:c="8"/> <text:span text:style-name="T2">:</text:span></text:p>
      <text:p text:style-name="P31"><text:s text:c="8"/> <text:span text:style-name="T2">:</text:span></text:p>
      <text:p text:style-name="P31"><text:s text:c="8"/> <text:span text:style-name="T2">:</text:span></text:p>
      <text:p text:style-name="P31"><text:s text:c="8"/> <text:span text:style-name="T2">: <text:s text:c="2"/>Disassembly of section .text:</text:span></text:p>
      <text:p text:style-name="P31"><text:s text:c="8"/> <text:span text:style-name="T2">:</text:span></text:p>
      <text:p text:style-name="P31"><text:soft-page-break/><text:s text:c="8"/> <text:span text:style-name="T2">: <text:s text:c="2"/>08048484 &lt;main&gt;:</text:span></text:p>
      <text:p text:style-name="P31"><text:s text:c="8"/> <text:span text:style-name="T2">: <text:s text:c="2"/>#include &lt;string.h&gt;</text:span></text:p>
      <text:p text:style-name="P31"><text:s text:c="8"/> <text:span text:style-name="T2">: <text:s text:c="2"/>#include &lt;unistd.h&gt;</text:span></text:p>
      <text:p text:style-name="P31"><text:s text:c="8"/> <text:span text:style-name="T2">: <text:s text:c="2"/>#include &lt;sys/time.h&gt;</text:span></text:p>
      <text:p text:style-name="P31"><text:s text:c="8"/> <text:span text:style-name="T2">:</text:span></text:p>
      <text:p text:style-name="P31"><text:s text:c="8"/> <text:span text:style-name="T2">: <text:s text:c="2"/>int main(int argc, char **argv)</text:span></text:p>
      <text:p text:style-name="P31"><text:s text:c="8"/> <text:span text:style-name="T2">: <text:s text:c="2"/>{</text:span></text:p>
      <text:p text:style-name="P31"><text:s text:c="4"/><text:span text:style-name="T2">0.00 : <text:s text:c="3"/>8048484: <text:s text:c="6"/>55 <text:s text:c="21"/>push <text:s/> %ebp</text:span></text:p>
      <text:p text:style-name="P31"><text:s text:c="4"/><text:span text:style-name="T2">0.00 : <text:s text:c="3"/>8048485: <text:s text:c="6"/>89 e5 <text:s text:c="18"/>mov <text:s text:c="2"/> %esp,%ebp</text:span></text:p>
      <text:p text:style-name="P32">[...]</text:p>
      <text:p text:style-name="P31"><text:s text:c="4"/><text:span text:style-name="T2">0.00 : <text:s text:c="3"/>8048530: <text:s text:c="6"/>eb 0b <text:s text:c="18"/>jmp <text:s text:c="3"/>804853d &lt;main+0xb9&gt;</text:span></text:p>
      <text:p text:style-name="P31"><text:s text:c="8"/> <text:span text:style-name="T2">: <text:s text:c="26"/>count++;</text:span></text:p>
      <text:p text:style-name="P31"><text:s text:c="3"/><text:span text:style-name="T2">14.22 : <text:s text:c="3"/>8048532: <text:s text:c="6"/>8b 44 24 2c <text:s text:c="12"/>mov <text:s text:c="3"/>0x2c(%esp),%eax</text:span></text:p>
      <text:p text:style-name="P31"><text:s text:c="4"/><text:span text:style-name="T2">0.00 : <text:s text:c="3"/>8048536: <text:s text:c="6"/>83 c0 01 <text:s text:c="15"/>add <text:s text:c="3"/>$0x1,%eax</text:span></text:p>
      <text:p text:style-name="P31"><text:s text:c="3"/><text:span text:style-name="T2">14.78 : <text:s text:c="3"/>8048539: <text:s text:c="6"/>89 44 24 2c <text:s text:c="12"/>mov <text:s text:c="2"/> %eax,0x2c(%esp)</text:span></text:p>
      <text:p text:style-name="P31"><text:s text:c="8"/> <text:span text:style-name="T2">: <text:s text:c="10"/>memcpy(&amp;tv_end, &amp;tv_now, sizeof(tv_now));</text:span></text:p>
      <text:p text:style-name="P31"><text:s text:c="8"/> <text:span text:style-name="T2">: <text:s text:c="10"/>tv_end.tv_sec += strtol(argv[1], NULL, 10);</text:span></text:p>
      <text:p text:style-name="P31"><text:s text:c="8"/> <text:span text:style-name="T2">: <text:s text:c="10"/>while (tv_now.tv_sec &lt; tv_end.tv_sec ||</text:span></text:p>
      <text:p text:style-name="P31"><text:s text:c="8"/> <text:span text:style-name="T2">: <text:s text:c="17"/>tv_now.tv_usec &lt; tv_end.tv_usec) {</text:span></text:p>
      <text:p text:style-name="P31"><text:s text:c="8"/> <text:span text:style-name="T2">: <text:s text:c="18"/>count = 0;</text:span></text:p>
      <text:p text:style-name="P31"><text:s text:c="8"/> <text:span text:style-name="T2">: <text:s text:c="18"/>while (count &lt; 100000000UL)</text:span></text:p>
      <text:p text:style-name="P31"><text:s text:c="3"/><text:span text:style-name="T2">14.78 : <text:s text:c="3"/>804853d: <text:s text:c="6"/>8b 44 24 2c <text:s text:c="12"/>mov <text:s text:c="3"/>0x2c(%esp),%eax</text:span></text:p>
      <text:p text:style-name="P31"><text:s text:c="3"/><text:span text:style-name="T2">56.23 : <text:s text:c="3"/>8048541: <text:s text:c="6"/>3d ff e0 f5 05 <text:s text:c="9"/>cmp <text:s text:c="3"/>$0x5f5e0ff,%eax</text:span></text:p>
      <text:p text:style-name="P31"><text:s text:c="4"/><text:span text:style-name="T2">0.00 : <text:s text:c="3"/>8048546: <text:s text:c="6"/>76 ea <text:s text:c="18"/>jbe <text:s text:c="3"/>8048532 &lt;main+0xae&gt;</text:span></text:p>
      <text:p text:style-name="P28">[...]</text:p>
      <text:h text:style-name="P34" text:outline-level="3"><text:bookmark text:name="Using_perf_annotate_on_kernel_code"/><text:span text:style-name="T8">Using </text:span><text:span text:style-name="Teletype"><text:span text:style-name="T13">perf annotate</text:span></text:span><text:span text:style-name="T8"> on kernel code</text:span></text:h>
      <text:p text:style-name="P4"><text:span text:style-name="T4">The </text:span><text:span text:style-name="Teletype"><text:span text:style-name="T11">perf</text:span></text:span><text:span text:style-name="T4"> tool does not know how to extract symbols from compressed kernel images (vmlinuz). As in the case of </text:span><text:span text:style-name="Teletype"><text:span text:style-name="T11">perf report</text:span></text:span><text:span text:style-name="T4">, users must pass the path of the uncompressed kernel using the </text:span><text:span text:style-name="Teletype"><text:span text:style-name="T11">-k</text:span></text:span><text:span text:style-name="T4"> option:</text:span></text:p>
      <text:p text:style-name="P26">perf annotate -k /tmp/vmlinux -d symbol</text:p>
      <text:p text:style-name="P5">Again, this only works if the kernel is compiled to with debug symbols.</text:p>
      <text:h text:style-name="P21" text:outline-level="2"><text:bookmark text:name="Live_analysis_with_perf_top"/><text:span text:style-name="T7">Live analysis with </text:span><text:span text:style-name="Teletype"><text:span text:style-name="T12">perf top</text:span></text:span></text:h>
      <text:p text:style-name="P4"><text:span text:style-name="T4">The perf tool can operate in a mode similar to the Linux </text:span><text:span text:style-name="Teletype"><text:span text:style-name="T11">top</text:span></text:span><text:span text:style-name="T4"> tool, printing sampled functions in real time. The default sampling event is </text:span><text:span text:style-name="Teletype"><text:span text:style-name="T11">cycles</text:span></text:span><text:span text:style-name="T4"> and default order is descending number of samples per symbol, thus </text:span><text:span text:style-name="Teletype"><text:span text:style-name="T11">perf top</text:span></text:span><text:span text:style-name="T4"> shows the functions where most of the time is spent. By default, </text:span><text:span text:style-name="Teletype"><text:span text:style-name="T11">perf top</text:span></text:span><text:span text:style-name="T4"> operates in processor-wide mode, monitoring all online CPUs at both user and kernel levels. It is possible to monitor only a subset of the CPUS using the </text:span><text:span text:style-name="Teletype"><text:span text:style-name="T11">-C</text:span></text:span><text:span text:style-name="T4"> option.</text:span></text:p>
      <text:p text:style-name="P25">perf top</text:p>
      <text:p text:style-name="P32">-------------------------------------------------------------------------------------------------------------------------------------------------------</text:p>
      <text:p text:style-name="P31"><text:s text:c="2"/><text:span text:style-name="T2">PerfTop: <text:s text:c="4"/>260 irqs/sec <text:s/>kernel:61.5% <text:s/>exact: <text:s/>0.0% [1000Hz</text:span></text:p>
      <text:p text:style-name="P32">cycles], <text:s/>(all, 2 CPUs)</text:p>
      <text:p text:style-name="P32">-------------------------------------------------------------------------------------------------------------------------------------------------------</text:p>
      <text:p text:style-name="P30"/>
      <text:p text:style-name="P31"><text:s text:c="12"/><text:span text:style-name="T2">samples <text:s/>pcnt function <text:s text:c="22"/>DSO</text:span></text:p>
      <text:p text:style-name="P31"><text:s text:c="12"/><text:span text:style-name="T2">_______ _____ ______________________________ ___________________________________________________________</text:span></text:p>
      <text:p text:style-name="P30"/>
      <text:p text:style-name="P31"><text:s text:c="14"/><text:span text:style-name="T2">80.00 23.7% read_hpet <text:s text:c="21"/>[kernel.kallsyms]</text:span></text:p>
      <text:p text:style-name="P31"><text:s text:c="14"/><text:span text:style-name="T2">14.00 <text:s/>4.2% system_call <text:s text:c="19"/>[kernel.kallsyms]</text:span></text:p>
      <text:p text:style-name="P31"><text:s text:c="14"/><text:span text:style-name="T2">14.00 <text:s/>4.2% __ticket_spin_lock <text:s text:c="12"/>[kernel.kallsyms]</text:span></text:p>
      <text:p text:style-name="P31"><text:s text:c="14"/><text:span text:style-name="T2">14.00 <text:s/>4.2% __ticket_spin_unlock <text:s text:c="10"/>[kernel.kallsyms]</text:span></text:p>
      <text:p text:style-name="P31"><text:s text:c="15"/><text:span text:style-name="T2">8.00 <text:s/>2.4% hpet_legacy_next_event <text:s text:c="8"/>[kernel.kallsyms]</text:span></text:p>
      <text:p text:style-name="P31"><text:s text:c="15"/><text:span text:style-name="T2">7.00 <text:s/>2.1% i8042_interrupt <text:s text:c="15"/>[kernel.kallsyms]</text:span></text:p>
      <text:p text:style-name="P31"><text:s text:c="15"/><text:span text:style-name="T2">7.00 <text:s/>2.1% strcmp <text:s text:c="24"/>[kernel.kallsyms]</text:span></text:p>
      <text:p text:style-name="P31"><text:s text:c="15"/><text:span text:style-name="T2">6.00 <text:s/>1.8% _raw_spin_unlock_irqrestore <text:s text:c="3"/>[kernel.kallsyms]</text:span></text:p>
      <text:p text:style-name="P31"><text:s text:c="15"/><text:span text:style-name="T2">6.00 <text:s/>1.8% pthread_mutex_lock <text:s text:c="12"/>/lib/i386-linux-gnu/libpthread-2.13.so</text:span></text:p>
      <text:p text:style-name="P31"><text:soft-page-break/><text:s text:c="15"/><text:span text:style-name="T2">6.00 <text:s/>1.8% fget_light <text:s text:c="20"/>[kernel.kallsyms]</text:span></text:p>
      <text:p text:style-name="P31"><text:s text:c="15"/><text:span text:style-name="T2">6.00 <text:s/>1.8% __pthread_mutex_unlock_usercnt /lib/i386-linux-gnu/libpthread-2.13.so</text:span></text:p>
      <text:p text:style-name="P31"><text:s text:c="15"/><text:span text:style-name="T2">5.00 <text:s/>1.5% native_sched_clock <text:s text:c="12"/>[kernel.kallsyms]</text:span></text:p>
      <text:p text:style-name="P27"><text:s text:c="15"/><text:span text:style-name="T2">5.00 <text:s/>1.5% drm_addbufs_sg <text:s text:c="16"/>/lib/modules/2.6.38-8-generic/kernel/drivers/gpu/drm/drm.ko</text:span></text:p>
      <text:p text:style-name="P4"><text:span text:style-name="T4">By default, the first column shows the aggregated number of samples since the beginning of the run. By pressing the 'Z' key, this can be changed to print the number of samples since the last refresh. Recall that the </text:span><text:span text:style-name="Teletype"><text:span text:style-name="T11">cycle</text:span></text:span><text:span text:style-name="T4"> event counts CPU cycles when the processor is not in halted state, i.e. not idle. Therefore this is </text:span><text:span text:style-name="T5">not</text:span><text:span text:style-name="T4"> equivalent to wall clock time. Furthermore, the event is also subject to frequency scaling.</text:span></text:p>
      <text:p text:style-name="P4"><text:span text:style-name="T4">It is also possible to drill down into single functions to see which instructions have the most samples. To drill down into a specify function, press the 's' key and enter the name of the function. Here we selected the top function </text:span><text:span text:style-name="Teletype"><text:span text:style-name="T11">noploop</text:span></text:span><text:span text:style-name="T4"> (not shown above):</text:span></text:p>
      <text:p text:style-name="P25">------------------------------------------------------------------------------------------------------------------------------------------</text:p>
      <text:p text:style-name="P31"><text:s text:c="3"/><text:span text:style-name="T2">PerfTop: <text:s text:c="3"/>2090 irqs/sec <text:s/>kernel:50.4% <text:s/>exact: <text:s/>0.0% [1000Hz cycles], <text:s/>(all, 16 CPUs)</text:span></text:p>
      <text:p text:style-name="P32">------------------------------------------------------------------------------------------------------------------------------------------</text:p>
      <text:p text:style-name="P32">Showing cycles for noploop</text:p>
      <text:p text:style-name="P31"><text:s text:c="2"/><text:span text:style-name="T2">Events <text:s/>Pcnt (&gt;=5%)</text:span></text:p>
      <text:p text:style-name="P31"><text:s text:c="7"/><text:span text:style-name="T2">0 <text:s/>0.0% <text:s text:c="2"/>00000000004003a1 &lt;noploop&gt;:</text:span></text:p>
      <text:p text:style-name="P31"><text:s text:c="7"/><text:span text:style-name="T2">0 <text:s/>0.0% <text:s text:c="4"/>4003a1: <text:s text:c="2"/>55 <text:s text:c="21"/>push <text:s/> %rbp</text:span></text:p>
      <text:p text:style-name="P31"><text:s text:c="7"/><text:span text:style-name="T2">0 <text:s/>0.0% <text:s text:c="4"/>4003a2: <text:s text:c="2"/>48 89 e5 <text:s text:c="15"/>mov <text:s text:c="2"/> %rsp,%rbp</text:span></text:p>
      <text:p text:style-name="P31"><text:s text:c="4"/><text:span text:style-name="T2">3550 100.0% <text:s text:c="3"/>4003a5: <text:s text:c="2"/>eb fe <text:s text:c="18"/>jmp <text:s text:c="3"/>4003a5 &lt;noploop+0x4&gt;</text:span></text:p>
      <text:p text:style-name="P29"/>
      <text:h text:style-name="P21" text:outline-level="2"><text:bookmark text:name="Benchmarking_with_perf_bench"/><text:span text:style-name="T7">Benchmarking with </text:span><text:span text:style-name="Teletype"><text:span text:style-name="T12">perf bench</text:span></text:span></text:h>
      <text:p text:style-name="P4"><text:span text:style-name="T4">The </text:span><text:span text:style-name="Teletype"><text:span text:style-name="T11">perf bench</text:span></text:span><text:span text:style-name="T4"> command includes a number of multi-threaded microbenchmarks to exercise different subsystems in the Linux kernel and system calls. This allows hackers to easily stress and measure the impact of changes, and therefore help mitigate performance regressions.</text:span></text:p>
      <text:p text:style-name="P5">It also serves as a general benchmark framework, enabling developers to easily create test cases and transparently integrate and make use of the rich perf tool subsystem.</text:p>
      <text:h text:style-name="P33" text:outline-level="3"><text:bookmark text:name="sched:_Scheduler_benchmarks"/>sched: Scheduler benchmarks</text:h>
      <text:p text:style-name="P4"><text:span text:style-name="T4">Measures </text:span><text:span text:style-name="Teletype"><text:span text:style-name="T11">pipe(2)</text:span></text:span><text:span text:style-name="T4"> and </text:span><text:span text:style-name="Teletype"><text:span text:style-name="T11">socketpair(2)</text:span></text:span><text:span text:style-name="T4"> operations between multiple tasks. Allows the measurement of thread versus process context switch performance.</text:span></text:p>
      <text:p text:style-name="P25">$perf bench sched messaging -g 64</text:p>
      <text:p text:style-name="P32"># Running 'sched/messaging' benchmark:</text:p>
      <text:p text:style-name="P32"># 20 sender and receiver processes per group</text:p>
      <text:p text:style-name="P32"># 64 groups == 2560 processes run</text:p>
      <text:p text:style-name="P30"/>
      <text:p text:style-name="P27"><text:s text:c="5"/><text:span text:style-name="T2">Total time: 1.549 [sec]</text:span></text:p>
      <text:h text:style-name="P33" text:outline-level="3"><text:bookmark text:name="mem:_Memory_access_benchmarks"/>mem: Memory access benchmarks</text:h>
      <text:h text:style-name="P33" text:outline-level="3"><text:bookmark text:name="numa:_NUMA_scheduling_and_MM_benchmarks"/>numa: NUMA scheduling and MM benchmarks</text:h>
      <text:h text:style-name="P33" text:outline-level="3"><text:bookmark text:name="futex:_Futex_stressing_benchmarks"/>futex: Futex stressing benchmarks</text:h>
      <text:p text:style-name="P5">Deals with finer grained aspects of the kernel's implementation of futexes. It is mostly useful for kernel hacking. It currently supports wakeup and requeue/wait operations, as well as stressing the hashing scheme for both private and shared futexes. An example run for nCPU threads, each handling 1024 futexes measuring the hashing logic:</text:p>
      <text:p text:style-name="P25">$ perf bench futex hash</text:p>
      <text:p text:style-name="P32"># Running 'futex/hash' benchmark:</text:p>
      <text:p text:style-name="P32">Run summary [PID 17428]: 4 threads, each operating on 1024 [private] futexes for 10 secs.</text:p>
      <text:p text:style-name="P30"/>
      <text:p text:style-name="P32"><text:soft-page-break/>[thread <text:s/>0] futexes: 0x2775700 ... 0x27766fc [ 3343462 ops/sec ]</text:p>
      <text:p text:style-name="P32">[thread <text:s/>1] futexes: 0x2776920 ... 0x277791c [ 3679539 ops/sec ]</text:p>
      <text:p text:style-name="P32">[thread <text:s/>2] futexes: 0x2777ab0 ... 0x2778aac [ 3589836 ops/sec ]</text:p>
      <text:p text:style-name="P32">[thread <text:s/>3] futexes: 0x2778c40 ... 0x2779c3c [ 3563827 ops/sec ]</text:p>
      <text:p text:style-name="P30"/>
      <text:p text:style-name="P28">Averaged 3544166 operations/sec (+- 2.01%), total secs = 10</text:p>
      <text:h text:style-name="P20" text:outline-level="2"><text:bookmark text:name="Troubleshooting_and_Tips"/>Troubleshooting and Tips</text:h>
      <text:p text:style-name="P5">This section lists a number of tips to avoid common pitfalls when using perf.</text:p>
      <text:h text:style-name="P33" text:outline-level="3"><text:bookmark text:name="Open_file_limits"/>Open file limits</text:h>
      <text:p text:style-name="P5">The design of the perf_event kernel interface which is used by the perf tool, is such that it uses one file descriptor per event per-thread or per-cpu.</text:p>
      <text:p text:style-name="P5">On a 16-way system, when you do:</text:p>
      <text:p text:style-name="P26">perf stat -e cycles sleep 1</text:p>
      <text:p text:style-name="P5">You are effectively creating 16 events, and thus consuming 16 file descriptors.</text:p>
      <text:p text:style-name="P5">In per-thread mode, when you are sampling a process with 100 threads on the same 16-way system:</text:p>
      <text:p text:style-name="P26">perf record -e cycles my_hundred_thread_process</text:p>
      <text:p text:style-name="P5">Then, once all the threads are created, you end up with 100 * 1 (event) * 16 (cpus) = 1600 file descriptors. Perf creates one instance of the event on each CPU. Only when the thread executes on that CPU does the event effectively measure. This approach enforces sampling buffer locality and thus mitigates sampling overhead. At the end of the run, the tool aggregates all the samples into a single output file.</text:p>
      <text:p text:style-name="P5">In case perf aborts with 'too many open files' error, there are a few solutions:</text:p>
      <text:list xml:id="list4349427870798315282" text:style-name="L9">
        <text:list-item>
          <text:p text:style-name="P11">increase the number of per-process open files using ulimit -n. Caveat: you must be root</text:p>
        </text:list-item>
        <text:list-item>
          <text:p text:style-name="P16">limit the number of events you measure in one run</text:p>
        </text:list-item>
        <text:list-item>
          <text:p text:style-name="P16">limit the number of CPU you are measuring</text:p>
        </text:list-item>
      </text:list>
      <text:h text:style-name="P35" text:outline-level="4"><text:bookmark text:name="increasing_open_file_limit"/>increasing open file limit</text:h>
      <text:p text:style-name="P4"><text:span text:style-name="T4">The superuser can override the per-process open file limit using the </text:span><text:span text:style-name="Teletype"><text:span text:style-name="T11">ulimit</text:span></text:span><text:span text:style-name="T4"> shell builtin command:</text:span></text:p>
      <text:p text:style-name="P25">ulimit -a</text:p>
      <text:p text:style-name="P32">[...]</text:p>
      <text:p text:style-name="P32">open files <text:s text:c="21"/>(-n) 1024</text:p>
      <text:p text:style-name="P32">[...]</text:p>
      <text:p text:style-name="P30"/>
      <text:p text:style-name="P32">ulimit -n 2048</text:p>
      <text:p text:style-name="P32">ulimit -a</text:p>
      <text:p text:style-name="P32">[...]</text:p>
      <text:p text:style-name="P32">open files <text:s text:c="21"/>(-n) 2048</text:p>
      <text:p text:style-name="P28">[...]</text:p>
      <text:p text:style-name="P4"/>
      <text:h text:style-name="P34" text:outline-level="3"><text:bookmark text:name="Binary_identification_with_build-id"/><text:span text:style-name="T8">Binary identification with </text:span><text:span text:style-name="Teletype"><text:span text:style-name="T13">build-id</text:span></text:span></text:h>
      <text:p text:style-name="P4"><text:span text:style-name="T4">The </text:span><text:span text:style-name="Teletype"><text:span text:style-name="T11">perf record</text:span></text:span><text:span text:style-name="T4"> command saves in the </text:span><text:span text:style-name="Teletype"><text:span text:style-name="T11">perf.data</text:span></text:span><text:span text:style-name="T4"> unique identifiers for all ELF images relevant to the measurement. In per-thread mode, this includes all the ELF images of the monitored processes. In cpu-wide mode, it includes all running processes running on the system. Those unique identifiers are generated by the linker if the </text:span><text:span text:style-name="Teletype"><text:span text:style-name="T11">-Wl,--build-id</text:span></text:span><text:span text:style-name="T4"> option is used. Thus, they are called </text:span><text:span text:style-name="Teletype"><text:span text:style-name="T11">build-id</text:span></text:span><text:span text:style-name="T4">. The </text:span><text:span text:style-name="Teletype"><text:span text:style-name="T11">build-id</text:span></text:span><text:span text:style-name="T4"> are a helpful tool when correlating instruction addresses to ELF images. To extract all </text:span><text:span text:style-name="Teletype"><text:span text:style-name="T11">build-id</text:span></text:span><text:span text:style-name="T4"> entries used in a </text:span><text:span text:style-name="Teletype"><text:span text:style-name="T11">perf.data</text:span></text:span><text:span text:style-name="T4"> file, issue:</text:span></text:p>
      <text:p text:style-name="P25">perf buildid-list -i perf.data</text:p>
      <text:p text:style-name="P30"/>
      <text:p text:style-name="P32">06cb68e95cceef1ff4e80a3663ad339d9d6f0e43 [kernel.kallsyms]</text:p>
      <text:p text:style-name="P32"><text:soft-page-break/>e445a2c74bc98ac0c355180a8d770cd35deb7674 /lib/modules/2.6.38-8-generic/kernel/drivers/gpu/drm/i915/i915.ko</text:p>
      <text:p text:style-name="P32">83c362c95642c3013196739902b0360d5cbb13c6 /lib/modules/2.6.38-8-generic/kernel/drivers/net/wireless/iwlwifi/iwlcore.ko</text:p>
      <text:p text:style-name="P32">1b71b1dd65a7734e7aa960efbde449c430bc4478 /lib/modules/2.6.38-8-generic/kernel/net/mac80211/mac80211.ko</text:p>
      <text:p text:style-name="P32">ae4d6ec2977472f40b6871fb641e45efd408fa85 /lib/modules/2.6.38-8-generic/kernel/drivers/gpu/drm/drm.ko</text:p>
      <text:p text:style-name="P32">fafad827c43e34b538aea792cc98ecfd8d387e2f /lib/i386-linux-gnu/ld-2.13.so</text:p>
      <text:p text:style-name="P32">0776add23cf3b95b4681e4e875ba17d62d30c7ae /lib/i386-linux-gnu/libdbus-1.so.3.5.4</text:p>
      <text:p text:style-name="P32">f22f8e683907b95384c5799b40daa455e44e4076 /lib/i386-linux-gnu/libc-2.13.so</text:p>
      <text:p text:style-name="P28">[...]</text:p>
      <text:h text:style-name="P36" text:outline-level="4"><text:bookmark text:name="The_build-id_cache"/><text:span text:style-name="T9">The </text:span><text:span text:style-name="Teletype"><text:span text:style-name="T14">build-id</text:span></text:span><text:span text:style-name="T9"> cache</text:span></text:h>
      <text:p text:style-name="P4"><text:span text:style-name="T4">At the end of each run, the </text:span><text:span text:style-name="Teletype"><text:span text:style-name="T11">perf record</text:span></text:span><text:span text:style-name="T4"> command updates a </text:span><text:span text:style-name="Teletype"><text:span text:style-name="T11">build-id</text:span></text:span><text:span text:style-name="T4"> cache, with new entries for ELF images with samples. The cache contains:</text:span></text:p>
      <text:list xml:id="list8466055307519963713" text:style-name="L10">
        <text:list-item>
          <text:p text:style-name="P8"><text:span text:style-name="Teletype"><text:span text:style-name="T11">build-id</text:span></text:span><text:span text:style-name="T4"> for ELF images with samples</text:span></text:p>
        </text:list-item>
        <text:list-item>
          <text:p text:style-name="P17">copies of the ELF images with samples</text:p>
        </text:list-item>
      </text:list>
      <text:p text:style-name="P4"><text:span text:style-name="T4">Given that </text:span><text:span text:style-name="Teletype"><text:span text:style-name="T11">build-id</text:span></text:span><text:span text:style-name="T4"> are immutable, they uniquely identify a binary. If a binary is recompiled, a new </text:span><text:span text:style-name="Teletype"><text:span text:style-name="T11">build-id</text:span></text:span><text:span text:style-name="T4"> is generated and a new copy of the ELF images is saved in the cache. The cache is saved on disk in a directory which is by default $HOME/.debug. There is a global configuration file ==/etc/perfconfig== which can be used by sysadmin to specify an alternate global directory for the cache:</text:span></text:p>
      <text:p text:style-name="P25">$ cat /etc/perfconfig</text:p>
      <text:p text:style-name="P32">[buildid]</text:p>
      <text:p text:style-name="P28">dir = /var/tmp/.debug</text:p>
      <text:p text:style-name="P4"><text:span text:style-name="T4">In certain situations it may be beneficial to turn off the </text:span><text:span text:style-name="Teletype"><text:span text:style-name="T11">build-id</text:span></text:span><text:span text:style-name="T4"> cache updates altogether. For that, you must pass the </text:span><text:span text:style-name="Teletype"><text:span text:style-name="T11">-N</text:span></text:span><text:span text:style-name="T4"> option to </text:span><text:span text:style-name="Teletype"><text:span text:style-name="T11">perf record</text:span></text:span></text:p>
      <text:p text:style-name="P26">perf record -N dd if=/dev/zero of=/dev/null count=100000</text:p>
      <text:h text:style-name="P33" text:outline-level="3"><text:bookmark text:name="Access_Control"/>Access Control</text:h>
      <text:p text:style-name="P4"><text:span text:style-name="T4">For some events, it is necessary to be </text:span><text:span text:style-name="Teletype"><text:span text:style-name="T11">root</text:span></text:span><text:span text:style-name="T4"> to invoke the </text:span><text:span text:style-name="Teletype"><text:span text:style-name="T11">perf</text:span></text:span><text:span text:style-name="T4"> tool. This document assumes that the user has root privileges. If you try to run perf with insufficient privileges, it will report</text:span></text:p>
      <text:p text:style-name="P26">No permission to collect system-wide stats.</text:p>
      <text:h text:style-name="P20" text:outline-level="2"><text:bookmark text:name="Other_Scenarios"/>Other Scenarios</text:h>
      <text:h text:style-name="P33" text:outline-level="3"><text:bookmark text:name="Profiling_sleep_times"/>Profiling sleep times</text:h>
      <text:p text:style-name="P5">This feature shows where and how long a program is sleeping or waiting something.</text:p>
      <text:p text:style-name="P5">The first step is collecting data. We need to collect sched_stat and sched_switch events. Sched_stat events are not enough, because they are generated in the context of a task, which wakes up a target task (e.g. releases a lock). We need the same event but with a call-chain of the target task. This call-chain can be extracted from a previous sched_switch event.</text:p>
      <text:p text:style-name="P5">The second step is merging sched_start and sched_switch events. It can be done with help of "perf inject -s".</text:p>
      <text:p text:style-name="P25">$ ./perf record -e sched:sched_stat_sleep -e sched:sched_switch <text:s/>-e sched:sched_process_exit -g -o ~/perf.data.raw ~/foo</text:p>
      <text:p text:style-name="P32">$ ./perf inject -v -s -i ~/perf.data.raw -o ~/perf.data</text:p>
      <text:p text:style-name="P32">$ ./perf report --stdio --show-total-period -i ~/perf.data</text:p>
      <text:p text:style-name="P32"># Overhead <text:s text:c="7"/>Period <text:s/>Command <text:s text:c="5"/>Shared Object <text:s text:c="9"/>Symbol</text:p>
      <text:p text:style-name="P32"># ........ <text:s/>............ <text:s/>....... <text:s/>................. <text:s/>..............</text:p>
      <text:p text:style-name="P32">#</text:p>
      <text:p text:style-name="P31"><text:s text:c="2"/><text:span text:style-name="T2">100.00% <text:s text:c="4"/>502408738 <text:s text:c="5"/>foo <text:s/>[kernel.kallsyms] <text:s/>[k] __schedule</text:span></text:p>
      <text:p text:style-name="P31"><text:s text:c="15"/><text:span text:style-name="T2">|</text:span></text:p>
      <text:p text:style-name="P31"><text:s text:c="15"/><text:span text:style-name="T2">--- __schedule</text:span></text:p>
      <text:p text:style-name="P31"><text:soft-page-break/><text:s text:c="19"/><text:span text:style-name="T2">schedule</text:span></text:p>
      <text:p text:style-name="P31"><text:s text:c="18"/><text:span text:style-name="T2">| <text:s text:c="9"/></text:span></text:p>
      <text:p text:style-name="P31"><text:s text:c="18"/><text:span text:style-name="T2">|--79.85%-- schedule_hrtimeout_range_clock</text:span></text:p>
      <text:p text:style-name="P31"><text:s text:c="18"/><text:span text:style-name="T2">| <text:s text:c="9"/>schedule_hrtimeout_range</text:span></text:p>
      <text:p text:style-name="P31"><text:s text:c="18"/><text:span text:style-name="T2">| <text:s text:c="9"/>poll_schedule_timeout</text:span></text:p>
      <text:p text:style-name="P31"><text:s text:c="18"/><text:span text:style-name="T2">| <text:s text:c="9"/>do_select</text:span></text:p>
      <text:p text:style-name="P31"><text:s text:c="18"/><text:span text:style-name="T2">| <text:s text:c="9"/>core_sys_select</text:span></text:p>
      <text:p text:style-name="P31"><text:s text:c="18"/><text:span text:style-name="T2">| <text:s text:c="9"/>sys_select</text:span></text:p>
      <text:p text:style-name="P31"><text:s text:c="18"/><text:span text:style-name="T2">| <text:s text:c="9"/>system_call_fastpath</text:span></text:p>
      <text:p text:style-name="P31"><text:s text:c="18"/><text:span text:style-name="T2">| <text:s text:c="9"/>__select</text:span></text:p>
      <text:p text:style-name="P31"><text:s text:c="18"/><text:span text:style-name="T2">| <text:s text:c="9"/>__libc_start_main</text:span></text:p>
      <text:p text:style-name="P31"><text:s text:c="18"/><text:span text:style-name="T2">| <text:s text:c="9"/></text:span></text:p>
      <text:p text:style-name="P31"><text:s text:c="19"/><text:span text:style-name="T2">--20.15%-- do_nanosleep</text:span></text:p>
      <text:p text:style-name="P31"><text:s text:c="29"/><text:span text:style-name="T2">hrtimer_nanosleep</text:span></text:p>
      <text:p text:style-name="P31"><text:s text:c="29"/><text:span text:style-name="T2">sys_nanosleep</text:span></text:p>
      <text:p text:style-name="P31"><text:s text:c="29"/><text:span text:style-name="T2">system_call_fastpath</text:span></text:p>
      <text:p text:style-name="P31"><text:s text:c="29"/><text:span text:style-name="T2">__GI___libc_nanosleep</text:span></text:p>
      <text:p text:style-name="P27"><text:s text:c="29"/><text:span text:style-name="T2">__libc_start_main</text:span></text:p>
      <text:p text:style-name="P25">$cat foo.c</text:p>
      <text:p text:style-name="P32">...</text:p>
      <text:p text:style-name="P31"><text:s text:c="10"/><text:span text:style-name="T2">for (i = 0; i &lt; <text:s/>10; i++) {</text:span></text:p>
      <text:p text:style-name="P31"><text:s text:c="18"/><text:span text:style-name="T2">ts1.tv_sec = 0;</text:span></text:p>
      <text:p text:style-name="P31"><text:s text:c="18"/><text:span text:style-name="T2">ts1.tv_nsec = 10000000;</text:span></text:p>
      <text:p text:style-name="P31"><text:s text:c="18"/><text:span text:style-name="T2">nanosleep(&amp;ts1, NULL);</text:span></text:p>
      <text:p text:style-name="P30"/>
      <text:p text:style-name="P31"><text:s text:c="18"/><text:span text:style-name="T2">tv1.tv_sec = 0;</text:span></text:p>
      <text:p text:style-name="P31"><text:s text:c="18"/><text:span text:style-name="T2">tv1.tv_usec = 40000;</text:span></text:p>
      <text:p text:style-name="P31"><text:s text:c="18"/><text:span text:style-name="T2">select(0, NULL, NULL, NULL,&amp;tv1);</text:span></text:p>
      <text:p text:style-name="P31"><text:s text:c="10"/><text:span text:style-name="T2">}</text:span></text:p>
      <text:p text:style-name="P28">...</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 svg:font-family="a"/>
    <style:font-face style:name="inherit" svg:font-family="inherit"/>
    <style:font-face style:name="monospace" svg:font-family="monospace, Courier"/>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22:12:37.711722224</meta:creation-date>
    <dc:date>2018-02-02T06:59:02.284435432</dc:date>
    <meta:editing-duration>P1DT6H27M43S</meta:editing-duration>
    <meta:editing-cycles>4</meta:editing-cycles>
    <meta:generator>LibreOffice/5.1.6.2$Linux_X86_64 LibreOffice_project/10m0$Build-2</meta:generator>
    <meta:document-statistic meta:table-count="2" meta:image-count="0" meta:object-count="0" meta:page-count="19" meta:paragraph-count="673" meta:word-count="6989" meta:character-count="50538" meta:non-whitespace-character-count="38938"/>
  </office:meta>
</office:document-meta>
</file>